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 style:master-page-name="Standard">
      <style:paragraph-properties fo:margin-left="3.81cm" fo:margin-right="0cm" fo:line-height="0.635cm" fo:text-align="start" style:justify-single-word="false" fo:text-indent="-3.81cm" style:auto-text-indent="false" style:page-number="auto"/>
      <style:text-properties fo:font-size="12pt" fo:font-weight="normal" officeooo:rsid="000e7938" officeooo:paragraph-rsid="000e7938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fo:line-height="0.635cm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margin-left="0cm" fo:margin-right="0cm" fo:line-height="0.635cm" fo:text-align="start" style:justify-single-word="false" fo:text-indent="-0.026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line-height="0.635cm" fo:text-align="start" style:justify-single-word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0.635cm" fo:text-align="start" style:justify-single-word="false" fo:text-indent="-0.026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3.81cm" fo:margin-right="0cm" fo:line-height="0.635cm" fo:text-indent="-3.81cm" style:auto-text-indent="false"/>
    </style:style>
    <style:style style:name="P8" style:family="paragraph" style:parent-style-name="Standard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27cm" fo:margin-right="0cm" fo:line-height="0.635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margin-left="1.27cm" fo:margin-right="0cm" fo:line-height="0.635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1.27cm" fo:margin-right="0cm" fo:line-height="0.635cm" fo:text-align="start" style:justify-single-word="false" fo:text-indent="-0.635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line-height="0.635cm"/>
    </style:style>
    <style:style style:name="P14" style:family="paragraph" style:parent-style-name="Standard">
      <style:paragraph-properties fo:line-height="0.635cm"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ext_20_body">
      <style:paragraph-properties fo:margin-left="0cm" fo:margin-right="0cm" fo:line-height="0.635cm" fo:text-align="start" style:justify-single-word="false" fo:text-indent="-0.026cm" style:auto-text-indent="false"/>
    </style:style>
    <style:style style:name="P16" style:family="paragraph" style:parent-style-name="Subtitle" style:list-style-name="L1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17" style:family="paragraph" style:parent-style-name="Subtitle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18" style:family="paragraph" style:parent-style-name="Standard" style:list-style-name="WW8Num2">
      <style:paragraph-properties fo:margin-left="3.81cm" fo:margin-right="0cm" fo:line-height="0.635cm" fo:text-align="start" style:justify-single-word="false" fo:text-indent="-3.81cm" style:auto-text-indent="false" fo:break-before="pag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9" style:family="paragraph" style:parent-style-name="Standard" style:list-style-name="WW8Num11">
      <style:paragraph-properties fo:margin-left="3.81cm" fo:margin-right="0cm" fo:line-height="0.635cm" fo:text-align="start" style:justify-single-word="false" fo:text-indent="-3.81cm" style:auto-text-indent="false"/>
      <style:text-properties fo:color="#000000" style:font-name="Times New Roman" fo:font-size="12pt" fo:language="en" fo:country="US" fo:font-weight="bold" style:font-name-asian="Times New Roman" style:font-size-asian="12pt" style:language-asian="zh" style:country-asian="TW" style:font-weight-asian="bold" style:font-name-complex="Times New Roman" style:font-size-complex="12pt" style:language-complex="ar" style:country-complex="SA" style:font-weight-complex="bold"/>
    </style:style>
    <style:style style:name="P20" style:family="paragraph" style:parent-style-name="Standard" style:list-style-name="WW8Num11">
      <style:paragraph-properties fo:line-height="0.635cm" fo:text-align="start" style:justify-single-word="false"/>
      <style:text-properties fo:color="#000000" style:font-name="Times New Roman" fo:font-size="12pt" fo:language="en" fo:country="US" fo:font-weight="bold" style:font-name-asian="Times New Roman" style:font-size-asian="12pt" style:language-asian="zh" style:country-asian="TW" style:font-weight-asian="bold" style:font-name-complex="Times New Roman" style:font-size-complex="12pt" style:language-complex="ar" style:country-complex="SA" style:font-weight-complex="bold"/>
    </style:style>
    <style:style style:name="P21" style:family="paragraph" style:parent-style-name="Standard" style:list-style-name="WW8Num11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22" style:family="paragraph" style:parent-style-name="Standard" style:list-style-name="WW8Num11">
      <style:paragraph-properties fo:line-height="0.635cm" fo:text-align="start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23" style:family="paragraph" style:parent-style-name="Standard" style:list-style-name="WW8Num2">
      <style:paragraph-properties fo:margin-left="6.35cm" fo:margin-right="0cm" fo:line-height="0.635cm" fo:text-align="start" style:justify-single-word="false" fo:text-indent="-2.54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24" style:family="paragraph" style:parent-style-name="HTML_20_Preformatted"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Standard" style:list-style-name="WW8Num2">
      <style:paragraph-properties fo:margin-left="6.35cm" fo:margin-right="0cm" fo:line-height="0.635cm" fo:text-align="start" style:justify-single-word="false" fo:text-indent="-2.54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26" style:family="paragraph" style:parent-style-name="Standard" style:list-style-name="WW8Num2">
      <style:paragraph-properties fo:line-height="0.635cm" fo:text-align="start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27" style:family="paragraph" style:parent-style-name="Standard" style:list-style-name="WW8Num2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28" style:family="paragraph" style:parent-style-name="Standard" style:list-style-name="WW8Num3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29" style:family="paragraph" style:parent-style-name="Standard" style:list-style-name="WW8Num3">
      <style:paragraph-properties fo:line-height="0.635cm" fo:text-align="start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30" style:family="paragraph" style:parent-style-name="Standard" style:list-style-name="WW8Num3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31" style:family="paragraph" style:parent-style-name="Standard">
      <style:paragraph-properties fo:margin-left="6.35cm" fo:margin-right="0cm" fo:line-height="0.635cm" fo:text-indent="-2.54cm" style:auto-text-indent="false"/>
      <style:text-properties fo:font-size="12pt" style:font-size-asian="12pt" style:font-size-complex="12pt"/>
    </style:style>
    <style:style style:name="P32" style:family="paragraph" style:parent-style-name="Standard" style:list-style-name="WW8Num3">
      <style:paragraph-properties fo:margin-left="6.35cm" fo:margin-right="0cm" fo:line-height="0.635cm" fo:text-align="start" style:justify-single-word="false" fo:text-indent="-2.54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33" style:family="paragraph" style:parent-style-name="Standard" style:list-style-name="WW8Num3">
      <style:paragraph-properties fo:line-height="0.635cm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3.81cm" fo:margin-right="0cm" fo:line-height="0.635cm" fo:text-indent="0cm" style:auto-text-indent="false"/>
      <style:text-properties fo:font-size="12pt" style:font-size-asian="12pt" style:font-size-complex="12pt"/>
    </style:style>
    <style:style style:name="P35" style:family="paragraph" style:parent-style-name="Standard">
      <style:paragraph-properties fo:line-height="0.635cm"/>
      <style:text-properties fo:font-size="12pt" style:font-size-asian="12pt" style:font-size-complex="12pt"/>
    </style:style>
    <style:style style:name="P36" style:family="paragraph" style:parent-style-name="Standard" style:list-style-name="WW8Num3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37" style:family="paragraph" style:parent-style-name="Standard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38" style:family="paragraph" style:parent-style-name="Heading_20_2">
      <style:paragraph-properties fo:line-height="0.635cm"/>
      <style:text-properties fo:font-size="12pt" style:font-size-asian="12pt" style:font-size-complex="12pt"/>
    </style:style>
    <style:style style:name="P39" style:family="paragraph" style:parent-style-name="Standard">
      <style:paragraph-properties fo:line-height="0.635cm"/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WW8Num3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41" style:family="paragraph" style:parent-style-name="Standard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42" style:family="paragraph" style:parent-style-name="Standard">
      <style:paragraph-properties fo:margin-left="3.81cm" fo:margin-right="0cm" fo:line-height="0.635cm" fo:text-indent="-3.81cm" style:auto-text-indent="false"/>
      <style:text-properties fo:font-size="12pt" style:font-size-asian="12pt" style:font-size-complex="12pt"/>
    </style:style>
    <style:style style:name="P43" style:family="paragraph" style:parent-style-name="Standard" style:list-style-name="WW8Num3">
      <style:paragraph-properties fo:line-height="0.635cm" fo:text-align="start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44" style:family="paragraph" style:parent-style-name="Standard" style:list-style-name="WW8Num2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45" style:family="paragraph" style:parent-style-name="Standard" style:list-style-name="WW8Num2">
      <style:paragraph-properties fo:line-height="0.635cm" fo:text-align="start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46" style:family="paragraph" style:parent-style-name="Standard" style:list-style-name="WW8Num2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47" style:family="paragraph" style:parent-style-name="Standard" style:list-style-name="WW8Num2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48" style:family="paragraph" style:parent-style-name="Standard" style:list-style-name="WW8Num2">
      <style:paragraph-properties fo:margin-left="2.54cm" fo:margin-right="0cm" fo:line-height="0.635cm" fo:text-align="start" style:justify-single-word="false" fo:text-indent="1.27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49" style:family="paragraph" style:parent-style-name="Standard" style:list-style-name="WW8Num2">
      <style:paragraph-properties fo:margin-left="1.27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50" style:family="paragraph" style:parent-style-name="Standard">
      <style:paragraph-properties fo:margin-left="1.27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51" style:family="paragraph" style:parent-style-name="Standard" style:list-style-name="WW8Num2">
      <style:paragraph-properties fo:margin-left="1.27cm" fo:margin-right="0cm" fo:line-height="0.635cm" fo:text-align="start" style:justify-single-word="false" fo:text-indent="0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52" style:family="paragraph" style:parent-style-name="Standard" style:list-style-name="WW8Num2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53" style:family="paragraph" style:parent-style-name="Standard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54" style:family="paragraph" style:parent-style-name="Standard" style:list-style-name="WW8Num2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55" style:family="paragraph" style:parent-style-name="Standard" style:list-style-name="WW8Num2">
      <style:paragraph-properties fo:line-height="0.635cm" fo:text-align="center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56" style:family="paragraph" style:parent-style-name="Standard">
      <style:paragraph-properties fo:margin-left="3.81cm" fo:margin-right="0cm" fo:line-height="0.635cm" fo:text-indent="-3.81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58" style:family="paragraph" style:parent-style-name="Standard" style:list-style-name="WW8Num2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59" style:family="paragraph" style:parent-style-name="Standard" style:list-style-name="WW8Num2">
      <style:paragraph-properties fo:line-height="0.635cm" fo:text-align="center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60" style:family="paragraph" style:parent-style-name="Standard" style:list-style-name="L3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61" style:family="paragraph" style:parent-style-name="Standard" style:list-style-name="L3">
      <style:paragraph-properties fo:line-height="0.635cm" fo:text-align="center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62" style:family="paragraph" style:parent-style-name="Standard">
      <style:paragraph-properties fo:margin-left="1.27cm" fo:margin-right="0cm" fo:line-height="0.635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3">
      <style:paragraph-properties fo:line-height="0.635cm" fo:text-align="center" style:justify-single-word="false" fo:break-before="pag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64" style:family="paragraph" style:parent-style-name="Standard" style:list-style-name="L3">
      <style:paragraph-properties fo:margin-left="3.81cm" fo:margin-right="0cm" fo:line-height="0.635cm" fo:text-align="center" style:justify-single-word="false" fo:text-indent="-3.81cm" style:auto-text-indent="false" fo:break-before="page">
        <style:tab-stops/>
      </style:paragraph-properties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65" style:family="paragraph" style:parent-style-name="Standard" style:list-style-name="L3">
      <style:paragraph-properties fo:line-height="0.635cm" fo:text-align="center" style:justify-single-word="false" fo:break-before="page">
        <style:tab-stops/>
      </style:paragraph-properties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66" style:family="paragraph" style:parent-style-name="Standard" style:list-style-name="L3">
      <style:paragraph-properties fo:margin-left="3.81cm" fo:margin-right="0cm" fo:line-height="0.635cm" fo:text-align="center" style:justify-single-word="false" fo:text-indent="-3.81cm" style:auto-text-indent="false" fo:break-before="pag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67" style:family="paragraph" style:parent-style-name="Standard">
      <style:paragraph-properties fo:margin-left="3.81cm" fo:margin-right="0cm" fo:line-height="0.635cm" fo:text-indent="-3.8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line-height="0.635cm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9" style:family="paragraph" style:parent-style-name="Footer">
      <style:paragraph-properties>
        <style:tab-stops>
          <style:tab-stop style:position="7.62cm" style:type="center"/>
          <style:tab-stop style:position="8.096cm" style:type="center"/>
          <style:tab-stop style:position="15.24cm" style:type="right"/>
          <style:tab-stop style:position="16.193cm" style:type="right"/>
        </style:tab-stops>
      </style:paragraph-properties>
    </style:style>
    <style:style style:name="P70" style:family="paragraph" style:parent-style-name="Standard" style:list-style-name="L1">
      <style:paragraph-properties fo:margin-left="0cm" fo:margin-right="0cm" fo:line-height="0.635cm" fo:text-align="start" style:justify-single-word="false" fo:text-indent="-0.026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cm" fo:margin-right="0cm" fo:line-height="0.635cm" fo:text-align="start" style:justify-single-word="false" fo:text-indent="-0.026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left="1.27cm" fo:margin-right="0cm" fo:line-height="0.635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margin-left="1.27cm" fo:margin-right="0cm" fo:line-height="0.635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1.27cm" fo:margin-right="0cm" fo:line-height="0.635cm" fo:text-align="start" style:justify-single-word="false" fo:text-indent="-0.635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75" style:family="paragraph" style:parent-style-name="Standard">
      <style:paragraph-properties fo:line-height="0.635cm"/>
      <style:text-properties fo:font-size="12pt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style:paragraph-properties fo:line-height="0.635cm"/>
      <style:text-properties fo:font-size="12pt" fo:font-weight="normal" style:font-size-asian="12pt" style:font-weight-asian="normal" style:font-size-complex="12pt" style:font-weight-complex="normal"/>
    </style:style>
    <style:style style:name="P77" style:family="paragraph" style:parent-style-name="Standard" style:list-style-name="WW8Num3">
      <style:paragraph-properties fo:line-height="0.635cm"/>
      <style:text-properties fo:font-size="12pt" fo:font-weight="normal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line-height="0.635cm"/>
      <style:text-properties fo:font-size="12pt" style:font-size-asian="12pt" style:font-size-complex="12pt"/>
    </style:style>
    <style:style style:name="P79" style:family="paragraph" style:parent-style-name="Standard" style:list-style-name="L1">
      <style:paragraph-properties fo:line-height="0.635cm" fo:text-align="start" style:justify-single-word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80" style:family="paragraph" style:parent-style-name="Standard">
      <style:paragraph-properties fo:line-height="0.635cm"/>
    </style:style>
    <style:style style:name="P81" style:family="paragraph" style:parent-style-name="Standard" style:list-style-name="WW8Num2">
      <style:paragraph-properties fo:line-height="0.635cm" fo:text-align="start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82" style:family="paragraph" style:parent-style-name="Standard" style:list-style-name="WW8Num3">
      <style:paragraph-properties fo:line-height="0.635cm" fo:text-align="start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83" style:family="paragraph" style:parent-style-name="Standard" style:list-style-name="WW8Num11">
      <style:paragraph-properties fo:line-height="0.635cm" fo:text-align="start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84" style:family="paragraph" style:parent-style-name="Standard" style:list-style-name="WW8Num2">
      <style:paragraph-properties fo:line-height="0.635cm" fo:text-align="center" style:justify-single-word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85" style:family="paragraph" style:parent-style-name="Standard" style:list-style-name="WW8Num3">
      <style:paragraph-properties fo:line-height="0.635cm" fo:text-align="start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86" style:family="paragraph" style:parent-style-name="Standard" style:list-style-name="WW8Num2">
      <style:paragraph-properties fo:line-height="0.635cm" fo:text-align="start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87" style:family="paragraph" style:parent-style-name="Standard" style:list-style-name="WW8Num2">
      <style:paragraph-properties fo:line-height="0.635cm" fo:text-align="center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88" style:family="paragraph" style:parent-style-name="Standard" style:list-style-name="L3">
      <style:paragraph-properties fo:line-height="0.635cm" fo:text-align="center" style:justify-single-word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89" style:family="paragraph" style:parent-style-name="Standard" style:list-style-name="WW8Num11">
      <style:paragraph-properties fo:line-height="0.635cm" fo:text-align="start" style:justify-single-word="false"/>
      <style:text-properties fo:color="#000000" style:font-name="Times New Roman" fo:font-size="12pt" fo:language="en" fo:country="US" fo:font-weight="bold" style:font-name-asian="Times New Roman" style:font-size-asian="12pt" style:language-asian="zh" style:country-asian="TW" style:font-weight-asian="bold" style:font-name-complex="Times New Roman" style:font-size-complex="12pt" style:language-complex="ar" style:country-complex="SA" style:font-weight-complex="bold"/>
    </style:style>
    <style:style style:name="P90" style:family="paragraph" style:parent-style-name="Standard">
      <style:paragraph-properties fo:line-height="0.635cm" fo:text-align="start" style:justify-single-word="false"/>
      <style:text-properties fo:font-weight="bold" style:font-weight-asian="bold" style:font-weight-complex="bold"/>
    </style:style>
    <style:style style:name="P91" style:family="paragraph" style:parent-style-name="Standard">
      <style:paragraph-properties fo:margin-left="3.81cm" fo:margin-right="0cm" fo:line-height="0.635cm" fo:text-indent="-3.8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3" style:family="paragraph" style:parent-style-name="Standard" style:list-style-name="L1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3.81cm" fo:margin-right="0cm" fo:line-height="0.635cm" fo:text-indent="-3.81cm" style:auto-text-indent="false"/>
      <style:text-properties fo:font-size="12pt" style:font-size-asian="12pt" style:font-size-complex="12pt"/>
    </style:style>
    <style:style style:name="P96" style:family="paragraph" style:parent-style-name="Standard" style:list-style-name="WW8Num2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97" style:family="paragraph" style:parent-style-name="Standard" style:list-style-name="WW8Num11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98" style:family="paragraph" style:parent-style-name="Standard" style:list-style-name="WW8Num2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99" style:family="paragraph" style:parent-style-name="Standard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00" style:family="paragraph" style:parent-style-name="Standard" style:list-style-name="WW8Num2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01" style:family="paragraph" style:parent-style-name="Standard">
      <style:paragraph-properties fo:margin-left="3.81cm" fo:margin-right="0cm" fo:line-height="0.635cm" fo:text-indent="-3.81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103" style:family="paragraph" style:parent-style-name="Standard" style:list-style-name="WW8Num3">
      <style:paragraph-properties fo:margin-left="3.81cm" fo:margin-right="0cm" fo:line-height="0.635cm" fo:text-align="start" style:justify-single-word="false" fo:text-indent="-3.81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04" style:family="paragraph" style:parent-style-name="Standard" style:list-style-name="WW8Num2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05" style:family="paragraph" style:parent-style-name="Standard" style:list-style-name="L3">
      <style:paragraph-properties fo:margin-left="3.81cm" fo:margin-right="0cm" fo:line-height="0.635cm" fo:text-align="center" style:justify-single-word="false" fo:text-indent="-3.81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06" style:family="paragraph" style:parent-style-name="Standard" style:list-style-name="WW8Num11">
      <style:paragraph-properties fo:margin-left="3.81cm" fo:margin-right="0cm" fo:line-height="0.635cm" fo:text-align="start" style:justify-single-word="false" fo:text-indent="-3.81cm" style:auto-text-indent="false"/>
      <style:text-properties fo:color="#000000" style:font-name="Times New Roman" fo:font-size="12pt" fo:language="en" fo:country="US" fo:font-weight="bold" style:font-name-asian="Times New Roman" style:font-size-asian="12pt" style:language-asian="zh" style:country-asian="TW" style:font-weight-asian="bold" style:font-name-complex="Times New Roman" style:font-size-complex="12pt" style:language-complex="ar" style:country-complex="SA" style:font-weight-complex="bold"/>
    </style:style>
    <style:style style:name="P107" style:family="paragraph" style:parent-style-name="Standard">
      <style:paragraph-properties fo:margin-left="3.81cm" fo:margin-right="0cm" fo:line-height="0.635cm" fo:text-indent="-3.81cm" style:auto-text-indent="false"/>
    </style:style>
    <style:style style:name="P108" style:family="paragraph" style:parent-style-name="Standard" style:list-style-name="WW8Num2">
      <style:paragraph-properties fo:margin-left="3.81cm" fo:margin-right="0cm" fo:line-height="0.635cm" fo:text-align="start" style:justify-single-word="false" fo:text-indent="-3.81cm" style:auto-text-indent="false" fo:break-before="pag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09" style:family="paragraph" style:parent-style-name="Standard" style:list-style-name="L3">
      <style:paragraph-properties fo:margin-left="3.81cm" fo:margin-right="0cm" fo:line-height="0.635cm" fo:text-align="center" style:justify-single-word="false" fo:text-indent="-3.81cm" style:auto-text-indent="false" fo:break-before="pag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10" style:family="paragraph" style:parent-style-name="Standard" style:list-style-name="L3">
      <style:paragraph-properties fo:margin-left="3.81cm" fo:margin-right="0cm" fo:line-height="0.635cm" fo:text-align="center" style:justify-single-word="false" fo:text-indent="-3.81cm" style:auto-text-indent="false" fo:break-before="page">
        <style:tab-stops/>
      </style:paragraph-properties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11" style:family="paragraph" style:parent-style-name="Standard" style:list-style-name="WW8Num2">
      <style:paragraph-properties fo:margin-left="3.81cm" fo:margin-right="0cm" fo:line-height="0.635cm" fo:text-align="start" style:justify-single-word="false" fo:text-indent="-3.81cm" style:auto-text-indent="false" fo:break-before="pag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12" style:family="paragraph" style:parent-style-name="Standard" style:list-style-name="L1" style:master-page-name="Standard">
      <style:paragraph-properties fo:margin-left="3.81cm" fo:margin-right="0cm" fo:line-height="0.635cm" fo:text-align="start" style:justify-single-word="false" fo:text-indent="-3.81cm" style:auto-text-indent="false" style:page-number="auto"/>
      <style:text-properties fo:font-size="12pt" fo:font-weight="normal" officeooo:rsid="000e7938" officeooo:paragraph-rsid="000e7938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1.27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14" style:family="paragraph" style:parent-style-name="Standard" style:list-style-name="WW8Num2">
      <style:paragraph-properties fo:margin-left="1.27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15" style:family="paragraph" style:parent-style-name="Standard" style:list-style-name="WW8Num2">
      <style:paragraph-properties fo:margin-left="1.27cm" fo:margin-right="0cm" fo:line-height="0.635cm" fo:text-align="start" style:justify-single-word="false" fo:text-indent="0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16" style:family="paragraph" style:parent-style-name="Standard">
      <style:paragraph-properties fo:margin-left="1.27cm" fo:margin-right="0cm" fo:line-height="0.635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118" style:family="paragraph" style:parent-style-name="Standard" style:list-style-name="WW8Num2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119" style:family="paragraph" style:parent-style-name="Standard" style:list-style-name="WW8Num3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120" style:family="paragraph" style:parent-style-name="Standard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21" style:family="paragraph" style:parent-style-name="Standard" style:list-style-name="WW8Num2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22" style:family="paragraph" style:parent-style-name="Standard" style:list-style-name="WW8Num3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23" style:family="paragraph" style:parent-style-name="Standard" style:list-style-name="WW8Num3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24" style:family="paragraph" style:parent-style-name="Standard" style:list-style-name="WW8Num2">
      <style:paragraph-properties fo:margin-left="3.81cm" fo:margin-right="0cm" fo:line-height="0.635cm" fo:text-align="start" style:justify-single-word="false" fo:text-indent="0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25" style:family="paragraph" style:parent-style-name="Standard">
      <style:paragraph-properties fo:margin-left="3.81cm" fo:margin-right="0cm" fo:line-height="0.635cm" fo:text-indent="0cm" style:auto-text-indent="false"/>
      <style:text-properties fo:font-size="12pt" style:font-size-asian="12pt" style:font-size-complex="12pt"/>
    </style:style>
    <style:style style:name="P126" style:family="paragraph" style:parent-style-name="Standard" style:list-style-name="WW8Num2">
      <style:paragraph-properties fo:margin-left="2.54cm" fo:margin-right="0cm" fo:line-height="0.635cm" fo:text-align="start" style:justify-single-word="false" fo:text-indent="1.27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normal"/>
    </style:style>
    <style:style style:name="P127" style:family="paragraph" style:parent-style-name="Standard" style:list-style-name="WW8Num3">
      <style:paragraph-properties fo:margin-left="6.35cm" fo:margin-right="0cm" fo:line-height="0.635cm" fo:text-align="start" style:justify-single-word="false" fo:text-indent="-2.54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28" style:family="paragraph" style:parent-style-name="Standard" style:list-style-name="WW8Num2">
      <style:paragraph-properties fo:margin-left="6.35cm" fo:margin-right="0cm" fo:line-height="0.635cm" fo:text-align="start" style:justify-single-word="false" fo:text-indent="-2.54cm" style:auto-text-indent="fals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29" style:family="paragraph" style:parent-style-name="Standard" style:list-style-name="WW8Num2">
      <style:paragraph-properties fo:margin-left="6.35cm" fo:margin-right="0cm" fo:line-height="0.635cm" fo:text-align="start" style:justify-single-word="false" fo:text-indent="-2.54cm" style:auto-text-indent="false"/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30" style:family="paragraph" style:parent-style-name="Standard">
      <style:paragraph-properties fo:margin-left="6.35cm" fo:margin-right="0cm" fo:line-height="0.635cm" fo:text-indent="-2.54cm" style:auto-text-indent="false"/>
      <style:text-properties fo:font-size="12pt" style:font-size-asian="12pt" style:font-size-complex="12pt"/>
    </style:style>
    <style:style style:name="P131" style:family="paragraph" style:parent-style-name="Standard" style:list-style-name="L3">
      <style:paragraph-properties fo:line-height="0.635cm" fo:text-align="center" style:justify-single-word="false" fo:break-before="page">
        <style:tab-stops/>
      </style:paragraph-properties>
      <style:text-properties fo:color="#000000" fo:font-size="12pt" fo:font-weight="bold" style:font-size-asian="12pt" style:language-asian="zh" style:country-asian="TW" style:font-weight-asian="bold" style:font-size-complex="12pt" style:font-weight-complex="bold"/>
    </style:style>
    <style:style style:name="P132" style:family="paragraph" style:parent-style-name="Standard" style:list-style-name="L3">
      <style:paragraph-properties fo:line-height="0.635cm" fo:text-align="center" style:justify-single-word="false" fo:break-before="page"/>
      <style:text-properties fo:color="#000000" fo:font-size="12pt" fo:font-weight="normal" style:font-size-asian="12pt" style:language-asian="zh" style:country-asian="TW" style:font-weight-asian="normal" style:font-size-complex="12pt" style:font-weight-complex="normal"/>
    </style:style>
    <style:style style:name="P133" style:family="paragraph" style:parent-style-name="Standard" style:list-style-name="L1" style:master-page-name="Standard">
      <style:paragraph-properties fo:margin-left="0cm" fo:margin-right="0cm" fo:line-height="0.635cm" fo:text-align="start" style:justify-single-word="false" fo:text-indent="0cm" style:auto-text-indent="false" style:page-number="auto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134" style:family="paragraph" style:parent-style-name="Heading" style:master-page-name="Standard">
      <style:paragraph-properties fo:margin-left="0cm" fo:margin-right="0cm" fo:line-height="0.635cm" fo:text-align="start" style:justify-single-word="false" fo:text-indent="-0.026cm" style:auto-text-indent="false" style:page-number="auto"/>
      <style:text-properties fo:font-size="12pt" style:font-size-asian="12pt" style:font-size-complex="12pt"/>
    </style:style>
    <style:style style:name="P135" style:family="paragraph" style:parent-style-name="Heading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6" style:family="paragraph" style:parent-style-name="Heading_20_2">
      <style:paragraph-properties fo:line-height="0.635cm"/>
      <style:text-properties fo:font-size="12pt" style:font-size-asian="12pt" style:font-size-complex="12pt"/>
    </style:style>
    <style:style style:name="P137" style:family="paragraph" style:parent-style-name="Subtitle" style:list-style-name="L1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138" style:family="paragraph" style:parent-style-name="Subtitle">
      <style:paragraph-properties fo:margin-left="3.81cm" fo:margin-right="0cm" fo:line-height="0.635cm" fo:text-align="start" style:justify-single-word="false" fo:text-indent="-3.81cm" style:auto-text-indent="false"/>
      <style:text-properties fo:font-size="12pt" fo:font-weight="bold" officeooo:rsid="000e7938" officeooo:paragraph-rsid="000e7938" style:font-size-asian="12pt" style:font-weight-asian="bold" style:font-size-complex="12pt" style:font-weight-complex="bold"/>
    </style:style>
    <style:style style:name="P139" style:family="paragraph" style:parent-style-name="HTML_20_Preformatted">
      <style:text-properties style:font-name="Times New Roman" fo:font-size="12pt" style:font-size-asian="12pt" style:font-name-complex="Times New Roman" style:font-size-complex="12pt"/>
    </style:style>
    <style:style style:name="P140" style:family="paragraph" style:parent-style-name="Footer">
      <style:paragraph-properties>
        <style:tab-stops>
          <style:tab-stop style:position="7.62cm" style:type="center"/>
          <style:tab-stop style:position="8.096cm" style:type="center"/>
          <style:tab-stop style:position="15.24cm" style:type="right"/>
          <style:tab-stop style:position="16.193cm" style:type="right"/>
        </style:tab-stops>
      </style:paragraph-properties>
    </style:style>
    <style:style style:name="P14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2" style:family="paragraph" style:parent-style-name="Text_20_body">
      <style:paragraph-properties fo:margin-left="0cm" fo:margin-right="0cm" fo:line-height="0.635cm" fo:text-align="start" style:justify-single-word="false" fo:text-indent="-0.026cm" style:auto-text-indent="false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/>
    </style:style>
    <style:style style:name="T4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text-underline-style="none"/>
    </style:style>
    <style:style style:name="T6" style:family="text">
      <style:text-properties fo:font-weight="normal" style:font-weight-asian="normal" style:font-weight-complex="bold"/>
    </style:style>
    <style:style style:name="T7" style:family="text">
      <style:text-properties style:font-name-asian="PMingLiU"/>
    </style:style>
    <style:style style:name="T8" style:family="text">
      <style:text-properties style:font-name-asian="Times New Roman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text-underline-style="none"/>
    </style:style>
    <style:style style:name="T14" style:family="text">
      <style:text-properties fo:color="#000000" style:text-underline-style="none" fo:font-weight="normal" style:font-weight-asian="normal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font-weight="normal" style:font-weight-asian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bold"/>
    </style:style>
    <style:style style:name="T19" style:family="text">
      <style:text-properties style:font-weight-complex="bold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-asian="PMingLiU"/>
    </style:style>
    <style:style style:name="T23" style:family="text">
      <style:text-properties style:font-name-asian="Times New Roman"/>
    </style:style>
    <style:style style:name="T24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287837072" text:id="ct287837072">
          <text:deletion>
            <office:change-info>
              <dc:creator>Autore sconosciuto</dc:creator>
              <dc:date>2015-06-18T22:58:00</dc:date>
            </office:change-info>
            <text:list xml:id="list4755876134916572800" text:style-name="L1">
              <text:list-item>
                <text:p text:style-name="P1">Past president of the Robotic Society of Southern California.</text:p>
              </text:list-item>
              <text:list-item>
                <text:p text:style-name="P2">Created autonomous robots for contests: using sensors, motors, and micro-controllers.</text:p>
              </text:list-item>
              <text:list-item>
                <text:p text:style-name="P3"><text:span text:style-name="Internet_20_link"><text:span text:style-name="T1"/></text:span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7408" text:id="ct287837408">
          <text:deletion>
            <office:change-info>
              <dc:creator>Jim Ubersetzig</dc:creator>
              <dc:date>2013-02-08T18:57:00</dc:date>
            </office:change-info>
            <text:list xml:id="list230054288764432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6848" text:id="ct287836848">
          <text:deletion>
            <office:change-info>
              <dc:creator>Jim Ubersetzig</dc:creator>
              <dc:date>2013-02-12T00:05:00</dc:date>
            </office:change-info>
            <text:list xml:id="list230054528776671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7744" text:id="ct287837744">
          <text:deletion>
            <office:change-info>
              <dc:creator>Jim Ubersetzig</dc:creator>
              <dc:date>2013-02-10T22:55:00</dc:date>
            </office:change-info>
            <text:list xml:id="list230055310999336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8304" text:id="ct287838304">
          <text:deletion>
            <office:change-info>
              <dc:creator>Autore sconosciuto</dc:creator>
              <dc:date>2015-06-18T22:58:00</dc:date>
            </office:change-info>
            <text:list xml:id="list230055057214921" text:continue-numbering="true" text:style-name="L1">
              <text:list-item>
                <text:p text:style-name="P4"><text:span text:style-name="T2"/></text:p>
              </text:list-item>
              <text:list-item>
                <text:p text:style-name="P2">Developed Machine Vision projects using RoboRealm software.</text:p>
              </text:list-item>
              <text:list-item>
                <text:p text:style-name="P2">Engineered integration and testing of subsystems.</text:p>
              </text:list-item>
              <text:list-item>
                <text:p text:style-name="P2">Developed mechanical hands with multiple grasp shapes and multiple sensors.</text:p>
              </text:list-item>
              <text:list-item>
                <text:p text:style-name="P2">Designed analog and digital printed circuit boards for sub-systems.</text:p>
              </text:list-item>
              <text:list-item>
                <text:p text:style-name="P2">Developed control software in C and Basic for autonomous walking robot.</text:p>
              </text:list-item>
            </text:list>
            <text:p text:style-name="P6"><text:span text:style-name="T2">Machined small mechanical components for robots developed.Designed interface electronics for sensors and motors.</text:span></text:p>
            <text:p text:style-name="P6"><text:span text:style-name="T2">Developed machine perception for obstacle avoidance on autonomous robots..</text:span></text:p>
            <text:p text:style-name="P7"/>
            <text:p text:style-name="P8"><text:s text:c="91"/><text:span text:style-name="T2">2006 – present</text:span>Independent Contractor</text:p>
            <text:list xml:id="list230055988736734" text:continue-numbering="true" text:style-name="L1"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7632" text:id="ct287837632">
          <text:deletion>
            <office:change-info>
              <dc:creator>Jim Ubersetzig</dc:creator>
              <dc:date>2013-02-14T15:19:00</dc:date>
            </office:change-info>
            <text:list xml:id="list230056092875713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6960" text:id="ct287836960">
          <text:deletion>
            <office:change-info>
              <dc:creator>Autore sconosciuto</dc:creator>
              <dc:date>2015-06-18T22:58:00</dc:date>
            </office:change-info>
            <text:list xml:id="list230054120921528" text:continue-numbering="true" text:style-name="L1">
              <text:list-item>
                <text:p text:style-name="P4"><text:span text:style-name="T2"/></text:p>
              </text:list-item>
            </text:list>
            <text:p text:style-name="P8">:EXPERIENCE</text:p>
            <text:list xml:id="list230054937994572" text:continue-numbering="true" text:style-name="L1"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4272" text:id="ct287834272">
          <text:deletion>
            <office:change-info>
              <dc:creator>Jim Ubersetzig</dc:creator>
              <dc:date>2013-02-08T18:57:00</dc:date>
            </office:change-info>
            <text:list xml:id="list230054658603709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3"/></text:p>
              </text:list-item>
            </text:list>
          </text:deletion>
        </text:changed-region>
        <text:changed-region xml:id="ct287836400" text:id="ct287836400">
          <text:deletion>
            <office:change-info>
              <dc:creator>Jim Ubersetzig</dc:creator>
              <dc:date>2012-07-05T14:23:00</dc:date>
            </office:change-info>
            <text:p text:style-name="P9"><text:span text:style-name="T3">unication equipment, flight management.</text:span></text:p>
          </text:deletion>
        </text:changed-region>
        <text:changed-region xml:id="ct287833264" text:id="ct287833264">
          <text:deletion>
            <office:change-info>
              <dc:creator>Jim Ubersetzig</dc:creator>
              <dc:date>2012-07-05T14:21:00</dc:date>
            </office:change-info>
            <text:p text:style-name="P9"><text:span text:style-name="T3">olving human factors, <text:s/>JTRS, Link-16, <text:s/>comm</text:span></text:p>
          </text:deletion>
        </text:changed-region>
        <text:changed-region xml:id="ct287835952" text:id="ct287835952">
          <text:deletion>
            <office:change-info>
              <dc:creator>Jim Ubersetzig</dc:creator>
              <dc:date>2013-02-12T00:25:00</dc:date>
            </office:change-info>
            <text:list xml:id="list230054680581380" text:continue-numbering="true" text:style-name="L1"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3600" text:id="ct287833600">
          <text:deletion>
            <office:change-info>
              <dc:creator>Jim Ubersetzig</dc:creator>
              <dc:date>2013-02-12T00:39:00</dc:date>
            </office:change-info>
            <text:list xml:id="list230055267997337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6736" text:id="ct287836736">
          <text:deletion>
            <office:change-info>
              <dc:creator>Autore sconosciuto</dc:creator>
              <dc:date>2015-06-18T22:58:00</dc:date>
            </office:change-info>
            <text:list xml:id="list230054155408984" text:continue-numbering="true" text:style-name="L1">
              <text:list-item>
                <text:p text:style-name="P4"><text:span text:style-name="T2"/></text:p>
              </text:list-item>
            </text:list>
            <text:p text:style-name="P10"><text:span text:style-name="Internet_20_link"><text:span text:style-name="T1"/></text:span></text:p>
            <text:p text:style-name="P10">MSP430, MicroChip: PIC, Motorola: DSP56F803, and Intel: 8051TI: Ubuntu Linux, Windows 7: <text:s/>C/C++, Basic, IsoMax, and assembly </text:p>
            <text:list xml:id="list4997999689870820142" text:style-name="L2">
              <text:list-header>
                <text:p text:style-name="P11"><text:span text:style-name="Internet_20_link"><text:span text:style-name="T1"/></text:span></text:p>
              </text:list-header>
            </text:list>
            <text:p text:style-name="P12"><text:span text:style-name="Internet_20_link"><text:span text:style-name="T1"/></text:span></text:p>
            <text:p text:style-name="P10">s and feedback control systems.ssor systems.</text:p>
            <text:p text:style-name="P10">Create analog and digital interfaces for sensor</text:p>
            <text:p text:style-name="P10">Develop software for low-power embedded microproce.technical proposals, equipment specifications, test procedures.</text:p>
            <text:p text:style-name="P10">Design and create prototypes for new productsautomatic feedback control systems.</text:p>
            <text:p text:style-name="P10">Created requirements, Design and develop <text:s/>machine vision, sensors, and </text:p>
            <text:list xml:id="list230056264347960" text:continue-list="list230054155408984" text:style-name="L1"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3376" text:id="ct287833376">
          <text:deletion>
            <office:change-info>
              <dc:creator>Jim Ubersetzig</dc:creator>
              <dc:date>2013-02-21T14:09:00</dc:date>
            </office:change-info>
            <text:list xml:id="list230055064344529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5168" text:id="ct287835168">
          <text:deletion>
            <office:change-info>
              <dc:creator>Autore sconosciuto</dc:creator>
              <dc:date>2015-06-18T22:58:00</dc:date>
            </office:change-info>
            <text:list xml:id="list230055662273902" text:continue-numbering="true" text:style-name="L1">
              <text:list-item>
                <text:p text:style-name="P4"><text:span text:style-name="T2"/></text:p>
              </text:list-item>
            </text:list>
            <text:p text:style-name="P13"/>
            <text:p text:style-name="P13"/>
            <text:p text:style-name="P14">SKILLS:</text:p>
            <text:list xml:id="list230054313061125" text:continue-numbering="true" text:style-name="L1"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4384" text:id="ct287834384">
          <text:deletion>
            <office:change-info>
              <dc:creator>Jim Ubersetzig</dc:creator>
              <dc:date>2013-02-12T00:45:00</dc:date>
            </office:change-info>
            <text:list xml:id="list230055380312246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5280" text:id="ct287835280">
          <text:deletion>
            <office:change-info>
              <dc:creator>Autore sconosciuto</dc:creator>
              <dc:date>2015-06-18T22:58:00</dc:date>
            </office:change-info>
            <text:p text:style-name="P9"><text:span text:style-name="T2">Electronics Engineer specializing in development of robotic and feedback control systems.Experienced </text:span></text:p>
          </text:deletion>
        </text:changed-region>
        <text:changed-region xml:id="ct287833824" text:id="ct287833824">
          <text:deletion>
            <office:change-info>
              <dc:creator>Jim Ubersetzig</dc:creator>
              <dc:date>2012-07-05T14:21:00</dc:date>
            </office:change-info>
            <text:p text:style-name="P9">nv</text:p>
          </text:deletion>
        </text:changed-region>
        <text:changed-region xml:id="ct287836176" text:id="ct287836176">
          <text:deletion>
            <office:change-info>
              <dc:creator>Jim Ubersetzig</dc:creator>
              <dc:date>2012-07-05T14:20:00</dc:date>
            </office:change-info>
            <text:list xml:id="list230054690630471" text:continue-numbering="true" text:style-name="L1">
              <text:list-item>
                <text:p text:style-name="P4"><text:span text:style-name="T2"/></text:p>
              </text:list-item>
              <text:list-item>
                <text:p text:style-name="P4">Systems Engineering position, i</text:p>
              </text:list-item>
            </text:list>
          </text:deletion>
        </text:changed-region>
        <text:changed-region xml:id="ct287836064" text:id="ct287836064">
          <text:deletion>
            <office:change-info>
              <dc:creator>Jim Ubersetzig</dc:creator>
              <dc:date>2013-02-06T13:17:00</dc:date>
            </office:change-info>
            <text:p text:style-name="P9"><text:tab/></text:p>
          </text:deletion>
        </text:changed-region>
        <text:changed-region xml:id="ct287835056" text:id="ct287835056">
          <text:deletion>
            <office:change-info>
              <dc:creator>Jim Ubersetzig</dc:creator>
              <dc:date>2013-02-14T14:45:00</dc:date>
            </office:change-info>
            <text:list xml:id="list230054318284734" text:continue-numbering="true" text:style-name="L1"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</text:deletion>
        </text:changed-region>
        <text:changed-region xml:id="ct287831696" text:id="ct287831696">
          <text:deletion>
            <office:change-info>
              <dc:creator>Jim Ubersetzig</dc:creator>
              <dc:date>2013-02-14T14:43:00</dc:date>
            </office:change-info>
            <text:list xml:id="list230054184560775" text:continue-numbering="true" text:style-name="L1">
              <text:list-item>
                <text:p text:style-name="P5"><text:span text:style-name="T2"/></text:p>
              </text:list-item>
              <text:list-item>
                <text:p text:style-name="P4"/>
              </text:list-item>
            </text:list>
          </text:deletion>
        </text:changed-region>
        <text:changed-region xml:id="ct287831472" text:id="ct287831472">
          <text:deletion>
            <office:change-info>
              <dc:creator>Jim Ubersetzig</dc:creator>
              <dc:date>2012-07-05T14:20:00</dc:date>
            </office:change-info>
            <text:list xml:id="list230055451960031" text:continue-numbering="true" text:style-name="L1">
              <text:list-item>
                <text:p text:style-name="P4">OBJECTIVE</text:p>
              </text:list-item>
            </text:list>
          </text:deletion>
        </text:changed-region>
        <text:changed-region xml:id="ct287831024" text:id="ct287831024">
          <text:deletion>
            <office:change-info>
              <dc:creator>Jim Ubersetzig</dc:creator>
              <dc:date>2013-02-21T14:08:00</dc:date>
            </office:change-info>
            <text:list xml:id="list230055902940696" text:continue-numbering="true" text:style-name="L1">
              <text:list-item>
                <text:p text:style-name="P4"><text:span text:style-name="T2"/></text:p>
              </text:list-item>
            </text:list>
            <text:p text:style-name="P15"><text:span text:style-name="Internet_20_link"><text:span text:style-name="T4"/></text:span></text:p>
            <text:list xml:id="list230055359989230" text:continue-numbering="true" text:style-name="L1">
              <text:list-item>
                <text:p text:style-name="P4"><text:span text:style-name="Internet_20_link"><text:span text:style-name="T5"/></text:span></text:p>
              </text:list-item>
            </text:list>
          </text:deletion>
        </text:changed-region>
        <text:changed-region xml:id="ct287830800" text:id="ct287830800">
          <text:deletion>
            <office:change-info>
              <dc:creator>Jim Ubersetzig</dc:creator>
              <dc:date>2012-07-05T14:15:00</dc:date>
            </office:change-info>
            <text:p text:style-name="P9"><text:span text:style-name="Internet_20_link"><text:span text:style-name="T5">cell 818-282-5723</text:span></text:span></text:p>
          </text:deletion>
        </text:changed-region>
        <text:changed-region xml:id="ct287830576" text:id="ct287830576">
          <text:deletion>
            <office:change-info>
              <dc:creator>Jim Ubersetzig</dc:creator>
              <dc:date>2012-07-05T14:16:00</dc:date>
            </office:change-info>
            <text:p text:style-name="P9"><text:span text:style-name="Internet_20_link"><text:span text:style-name="T5"><text:tab/><text:tab/> <text:s/>p</text:span></text:span></text:p>
          </text:deletion>
        </text:changed-region>
        <text:changed-region xml:id="ct287830016" text:id="ct287830016">
          <text:deletion>
            <office:change-info>
              <dc:creator>Jim Ubersetzig</dc:creator>
              <dc:date>2012-07-05T14:15:00</dc:date>
            </office:change-info>
            <text:p text:style-name="P9"><text:span text:style-name="Internet_20_link"><text:span text:style-name="T5"><text:tab/><text:tab/><text:tab/>Top Secret Clearance<text:tab/></text:span></text:span></text:p>
          </text:deletion>
        </text:changed-region>
        <text:changed-region xml:id="ct287829792" text:id="ct287829792">
          <text:deletion>
            <office:change-info>
              <dc:creator>Jim Ubersetzig</dc:creator>
              <dc:date>2013-02-08T18:56:00</dc:date>
            </office:change-info>
            <text:list xml:id="list230054743471539" text:continue-numbering="true" text:style-name="L1">
              <text:list-item>
                <text:p text:style-name="P4"><text:span text:style-name="Internet_20_link"><text:span text:style-name="T1"/></text:span></text:p>
              </text:list-item>
              <text:list-item>
                <text:p text:style-name="P4"/>
              </text:list-item>
            </text:list>
          </text:deletion>
        </text:changed-region>
        <text:changed-region xml:id="ct287831808" text:id="ct287831808">
          <text:deletion>
            <office:change-info>
              <dc:creator>Jim Ubersetzig</dc:creator>
              <dc:date>2013-02-06T13:16:00</dc:date>
            </office:change-info>
            <text:p text:style-name="P9">8430 Nagle Ave</text:p>
          </text:deletion>
        </text:changed-region>
        <text:changed-region xml:id="ct287830688" text:id="ct287830688">
          <text:deletion>
            <office:change-info>
              <dc:creator>Jim Ubersetzig</dc:creator>
              <dc:date>2012-07-05T14:18:00</dc:date>
            </office:change-info>
            <text:p text:style-name="P9">juberset@yahoo.com</text:p>
          </text:deletion>
        </text:changed-region>
        <text:changed-region xml:id="ct287832816" text:id="ct287832816">
          <text:deletion>
            <office:change-info>
              <dc:creator>Jim Ubersetzig</dc:creator>
              <dc:date>2013-02-06T23:26:00</dc:date>
            </office:change-info>
            <text:p text:style-name="P9"><text:s/></text:p>
          </text:deletion>
        </text:changed-region>
        <text:changed-region xml:id="ct287829680" text:id="ct287829680">
          <text:deletion>
            <office:change-info>
              <dc:creator>Jim Ubersetzig</dc:creator>
              <dc:date>2013-02-06T23:23:00</dc:date>
            </office:change-info>
            <text:p text:style-name="P9"><text:s text:c="40"/></text:p>
          </text:deletion>
        </text:changed-region>
        <text:changed-region xml:id="ct287832704" text:id="ct287832704">
          <text:deletion>
            <office:change-info>
              <dc:creator>Jim Ubersetzig</dc:creator>
              <dc:date>2013-02-06T23:22:00</dc:date>
            </office:change-info>
            <text:p text:style-name="P9"><text:tab/></text:p>
          </text:deletion>
        </text:changed-region>
        <text:changed-region xml:id="ct287831584" text:id="ct287831584">
          <text:deletion>
            <office:change-info>
              <dc:creator>Jim Ubersetzig</dc:creator>
              <dc:date>2012-07-05T14:18:00</dc:date>
            </office:change-info>
            <text:list xml:id="list230055586820245" text:continue-numbering="true" text:style-name="L1">
              <text:list-item>
                <text:p text:style-name="P4"><text:span text:style-name="Internet_20_link"><text:span text:style-name="T1"/></text:span></text:p>
              </text:list-item>
              <text:list-item>
                <text:p text:style-name="P16">Sun Valley, CA 91352<text:tab/><text:tab/> <text:s text:c="18"/>U.S. Citizen</text:p>
              </text:list-item>
            </text:list>
          </text:deletion>
        </text:changed-region>
        <text:changed-region xml:id="ct287830128" text:id="ct287830128">
          <text:deletion>
            <office:change-info>
              <dc:creator>Jim Ubersetzig</dc:creator>
              <dc:date>2013-02-07T01:34:00</dc:date>
            </office:change-info>
            <text:p text:style-name="P17"><text:span text:style-name="T2">etzig</text:span></text:p>
          </text:deletion>
        </text:changed-region>
        <text:changed-region xml:id="ct287833152" text:id="ct287833152">
          <text:deletion>
            <office:change-info>
              <dc:creator>Jim Ubersetzig</dc:creator>
              <dc:date>2013-02-07T01:33:00</dc:date>
            </office:change-info>
            <text:p text:style-name="P17"><text:span text:style-name="T2">James Ubers</text:span></text:p>
          </text:deletion>
        </text:changed-region>
        <text:changed-region xml:id="ct287838640" text:id="ct287838640">
          <text:insertion>
            <office:change-info>
              <dc:creator>Jim Ubersetzig</dc:creator>
              <dc:date>2013-02-21T14:42:00</dc:date>
            </office:change-info>
          </text:insertion>
        </text:changed-region>
        <text:changed-region xml:id="ct285497168" text:id="ct285497168">
          <text:deletion>
            <office:change-info>
              <dc:creator>Jim Ubersetzig</dc:creator>
              <dc:date>2013-02-08T15:45:00</dc:date>
            </office:change-info>
            <text:list xml:id="list4877122975922214918" text:style-name="WW8Num2">
              <text:list-item>
                <text:list>
                  <text:list-item>
                    <text:p text:style-name="P18"><text:span text:style-name="T6"/></text:p>
                  </text:list-item>
                </text:list>
              </text:list-item>
            </text:list>
            <text:list xml:id="list187738151330871271" text:style-name="WW8Num11">
              <text:list-item>
                <text:p text:style-name="P19"><text:span text:style-name="T6"/></text:p>
              </text:list-item>
            </text:list>
          </text:deletion>
        </text:changed-region>
        <text:changed-region xml:id="ct285498064" text:id="ct285498064">
          <text:deletion>
            <office:change-info>
              <dc:creator>Jim Ubersetzig</dc:creator>
              <dc:date>2013-02-12T00:08:00</dc:date>
            </office:change-info>
            <text:list xml:id="list230055491146306" text:continue-numbering="true" text:style-name="WW8Num11">
              <text:list-item>
                <text:p text:style-name="P20"><text:span text:style-name="T6"/></text:p>
              </text:list-item>
              <text:list-item>
                <text:p text:style-name="P21"><text:span text:style-name="T6"/></text:p>
              </text:list-item>
            </text:list>
          </text:deletion>
        </text:changed-region>
        <text:changed-region xml:id="ct285497056" text:id="ct285497056">
          <text:deletion>
            <office:change-info>
              <dc:creator>Jim Ubersetzig</dc:creator>
              <dc:date>2013-02-10T22:20:00</dc:date>
            </office:change-info>
            <text:list xml:id="list230055698795702" text:continue-numbering="true" text:style-name="WW8Num11">
              <text:list-item>
                <text:p text:style-name="P22"><text:span text:style-name="T6"/></text:p>
              </text:list-item>
            </text:list>
            <text:list xml:id="list230056085053045" text:continue-list="list4877122975922214918" text:style-name="WW8Num2">
              <text:list-item>
                <text:list>
                  <text:list-item>
                    <text:p text:style-name="P23"><text:span text:style-name="T6"/></text:p>
                  </text:list-item>
                </text:list>
              </text:list-item>
            </text:list>
          </text:deletion>
        </text:changed-region>
        <text:changed-region xml:id="ct285496944" text:id="ct285496944">
          <text:deletion>
            <office:change-info>
              <dc:creator>Jim Ubersetzig</dc:creator>
              <dc:date>2013-02-08T18:58:00</dc:date>
            </office:change-info>
            <text:list xml:id="list230055194056599" text:continue-numbering="true" text:style-name="WW8Num2">
              <text:list-item>
                <text:list>
                  <text:list-item>
                    <text:p text:style-name="P23"><text:span text:style-name="T6"/></text:p>
                  </text:list-item>
                </text:list>
              </text:list-item>
            </text:list>
            <text:p text:style-name="P24"/>
            <text:p text:style-name="P24"/>
            <text:list xml:id="list230055032387242" text:continue-numbering="true" text:style-name="WW8Num2">
              <text:list-item>
                <text:list>
                  <text:list-item>
                    <text:p text:style-name="P25"><text:span text:style-name="T7"/></text:p>
                  </text:list-item>
                </text:list>
              </text:list-item>
            </text:list>
          </text:deletion>
        </text:changed-region>
        <text:changed-region xml:id="ct285496832" text:id="ct285496832">
          <text:deletion>
            <office:change-info>
              <dc:creator>Jim Ubersetzig</dc:creator>
              <dc:date>2012-07-05T17:51:00</dc:date>
            </office:change-info>
            <text:list xml:id="list230054621798461" text:continue-numbering="true" text:style-name="WW8Num2">
              <text:list-item>
                <text:list>
                  <text:list-item>
                    <text:p text:style-name="P25"><text:span text:style-name="T7">-</text:span><text:span text:style-name="T8"> </text:span>References available upon request.</text:p>
                  </text:list-item>
                </text:list>
              </text:list-item>
            </text:list>
          </text:deletion>
        </text:changed-region>
        <text:changed-region xml:id="ct285498624" text:id="ct285498624">
          <text:deletion>
            <office:change-info>
              <dc:creator>Jim Ubersetzig</dc:creator>
              <dc:date>2013-02-08T18:58:00</dc:date>
            </office:change-info>
            <text:list xml:id="list230056160728750" text:continue-numbering="true" text:style-name="WW8Num2">
              <text:list-item>
                <text:list>
                  <text:list-item>
                    <text:p text:style-name="P26"><text:span text:style-name="T6"/></text:p>
                  </text:list-item>
                  <text:list-item>
                    <text:p text:style-name="P27"/>
                  </text:list-item>
                </text:list>
              </text:list-item>
            </text:list>
          </text:deletion>
        </text:changed-region>
        <text:changed-region xml:id="ct285495824" text:id="ct285495824">
          <text:deletion>
            <office:change-info>
              <dc:creator>Jim Ubersetzig</dc:creator>
              <dc:date>2012-07-05T17:51:00</dc:date>
            </office:change-info>
            <text:list xml:id="list230056111372311" text:continue-numbering="true" text:style-name="WW8Num2">
              <text:list-item>
                <text:list>
                  <text:list-item>
                    <text:p text:style-name="P27">- <text:span text:style-name="T7">Ability</text:span><text:span text:style-name="T8"> </text:span>to meet deadlines and produce quality work </text:p>
                  </text:list-item>
                </text:list>
              </text:list-item>
            </text:list>
          </text:deletion>
        </text:changed-region>
        <text:changed-region xml:id="ct285498512" text:id="ct285498512">
          <text:deletion>
            <office:change-info>
              <dc:creator>Jim Ubersetzig</dc:creator>
              <dc:date>2013-02-08T18:58:00</dc:date>
            </office:change-info>
            <text:list xml:id="list230055502691236" text:continue-numbering="true" text:style-name="WW8Num2">
              <text:list-item>
                <text:list>
                  <text:list-item>
                    <text:p text:style-name="P26"><text:span text:style-name="T6"/></text:p>
                  </text:list-item>
                  <text:list-item>
                    <text:p text:style-name="P27"><text:span text:style-name="T9"/></text:p>
                  </text:list-item>
                </text:list>
              </text:list-item>
            </text:list>
          </text:deletion>
        </text:changed-region>
        <text:changed-region xml:id="ct285497728" text:id="ct285497728">
          <text:deletion>
            <office:change-info>
              <dc:creator>Jim Ubersetzig</dc:creator>
              <dc:date>2012-07-05T17:51:00</dc:date>
            </office:change-info>
            <text:list xml:id="list230056105508448" text:continue-numbering="true" text:style-name="WW8Num2">
              <text:list-item>
                <text:list>
                  <text:list-item>
                    <text:p text:style-name="P27"><text:span text:style-name="T9">QUALITIES<text:tab/><text:tab/></text:span>- Experienced, imaginative and resourceful </text:p>
                  </text:list-item>
                </text:list>
              </text:list-item>
            </text:list>
          </text:deletion>
        </text:changed-region>
        <text:changed-region xml:id="ct285496720" text:id="ct285496720">
          <text:deletion>
            <office:change-info>
              <dc:creator>Jim Ubersetzig</dc:creator>
              <dc:date>2013-02-08T18:58:00</dc:date>
            </office:change-info>
            <text:list xml:id="list230055306386338" text:continue-numbering="true" text:style-name="WW8Num2">
              <text:list-item>
                <text:list>
                  <text:list-item>
                    <text:p text:style-name="P26"><text:span text:style-name="T6"/></text:p>
                  </text:list-item>
                  <text:list-item>
                    <text:p text:style-name="P27"/>
                  </text:list-item>
                </text:list>
              </text:list-item>
            </text:list>
          </text:deletion>
        </text:changed-region>
        <text:changed-region xml:id="ct285496608" text:id="ct285496608">
          <text:deletion>
            <office:change-info>
              <dc:creator>Jim Ubersetzig</dc:creator>
              <dc:date>2012-07-05T17:51:00</dc:date>
            </office:change-info>
            <text:list xml:id="list230054629037622" text:continue-numbering="true" text:style-name="WW8Num2">
              <text:list-item>
                <text:list>
                  <text:list-item>
                    <text:p text:style-name="P27">PERSONAL<text:tab/><text:tab/>- Passion, dedication, and willingness to learn <text:s/></text:p>
                  </text:list-item>
                </text:list>
              </text:list-item>
            </text:list>
          </text:deletion>
        </text:changed-region>
        <text:changed-region xml:id="ct285496048" text:id="ct285496048">
          <text:deletion>
            <office:change-info>
              <dc:creator>Jim Ubersetzig</dc:creator>
              <dc:date>2013-02-08T18:58:00</dc:date>
            </office:change-info>
            <text:list xml:id="list230056086472088" text:continue-numbering="true" text:style-name="WW8Num2">
              <text:list-item>
                <text:list>
                  <text:list-item>
                    <text:p text:style-name="P26"><text:span text:style-name="T6"/></text:p>
                  </text:list-item>
                </text:list>
              </text:list-item>
            </text:list>
            <text:list xml:id="list4347078606988508732" text:style-name="WW8Num3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</text:deletion>
        </text:changed-region>
        <text:changed-region xml:id="ct285496496" text:id="ct285496496">
          <text:deletion>
            <office:change-info>
              <dc:creator>Jim Ubersetzig</dc:creator>
              <dc:date>2012-07-05T17:51:00</dc:date>
            </office:change-info>
            <text:list xml:id="list230055583037146" text:continue-numbering="true" text:style-name="WW8Num3">
              <text:list-item>
                <text:list>
                  <text:list-item>
                    <text:p text:style-name="P28"><text:tab/><text:tab/><text:tab/><text:span text:style-name="T10"> </text:span></text:p>
                  </text:list-item>
                </text:list>
              </text:list-item>
            </text:list>
          </text:deletion>
        </text:changed-region>
        <text:changed-region xml:id="ct285495376" text:id="ct285495376">
          <text:deletion>
            <office:change-info>
              <dc:creator>Jim Ubersetzig</dc:creator>
              <dc:date>2013-02-08T18:58:00</dc:date>
            </office:change-info>
            <text:list xml:id="list230056140815860" text:continue-numbering="true" text:style-name="WW8Num3">
              <text:list-item>
                <text:list>
                  <text:list-item>
                    <text:p text:style-name="P29"><text:span text:style-name="T6"/></text:p>
                  </text:list-item>
                  <text:list-item>
                    <text:p text:style-name="P28"/>
                  </text:list-item>
                </text:list>
              </text:list-item>
            </text:list>
          </text:deletion>
        </text:changed-region>
        <text:changed-region xml:id="ct287826992" text:id="ct287826992">
          <text:deletion>
            <office:change-info>
              <dc:creator>Jim Ubersetzig</dc:creator>
              <dc:date>2012-07-05T17:51:00</dc:date>
            </office:change-info>
            <text:list xml:id="list230055867708547" text:continue-numbering="true" text:style-name="WW8Num3">
              <text:list-item>
                <text:list>
                  <text:list-item>
                    <text:p text:style-name="P28">Research: <text:s/>The antique digital computers, such as the 1840 Fowler, the 1930 Antanasov, the 1960’s Digi-Comp I and II.</text:p>
                  </text:list-item>
                </text:list>
              </text:list-item>
            </text:list>
          </text:deletion>
        </text:changed-region>
        <text:changed-region xml:id="ct287829456" text:id="ct287829456">
          <text:deletion>
            <office:change-info>
              <dc:creator>Jim Ubersetzig</dc:creator>
              <dc:date>2013-02-08T18:58:00</dc:date>
            </office:change-info>
            <text:list xml:id="list230055448092758" text:continue-numbering="true" text:style-name="WW8Num3">
              <text:list-item>
                <text:list>
                  <text:list-item>
                    <text:p text:style-name="P29"><text:span text:style-name="T6"/></text:p>
                  </text:list-item>
                  <text:list-item>
                    <text:p text:style-name="P30"/>
                  </text:list-item>
                </text:list>
              </text:list-item>
            </text:list>
          </text:deletion>
        </text:changed-region>
        <text:changed-region xml:id="ct287829008" text:id="ct287829008">
          <text:deletion>
            <office:change-info>
              <dc:creator>Jim Ubersetzig</dc:creator>
              <dc:date>2012-07-05T17:51:00</dc:date>
            </office:change-info>
            <text:list xml:id="list230055230805319" text:continue-numbering="true" text:style-name="WW8Num3">
              <text:list-item>
                <text:list>
                  <text:list-item>
                    <text:p text:style-name="P30">HOBBIES<text:tab/>Robotics: Developing autonomous haptic vehicles, full sensory hands for autonomous robots.</text:p>
                  </text:list-item>
                </text:list>
              </text:list-item>
            </text:list>
          </text:deletion>
        </text:changed-region>
        <text:changed-region xml:id="ct287828896" text:id="ct287828896">
          <text:deletion>
            <office:change-info>
              <dc:creator>Jim Ubersetzig</dc:creator>
              <dc:date>2013-02-08T18:58:00</dc:date>
            </office:change-info>
            <text:list xml:id="list230054856368825" text:continue-numbering="true" text:style-name="WW8Num3">
              <text:list-item>
                <text:list>
                  <text:list-item>
                    <text:p text:style-name="P30"><text:span text:style-name="T6"/></text:p>
                  </text:list-item>
                </text:list>
              </text:list-item>
            </text:list>
            <text:p text:style-name="P31"/>
            <text:list xml:id="list230055006291217" text:continue-numbering="true" text:style-name="WW8Num3">
              <text:list-item>
                <text:list>
                  <text:list-item>
                    <text:p text:style-name="P32"><text:span text:style-name="T11"/></text:p>
                  </text:list-item>
                </text:list>
              </text:list-item>
            </text:list>
          </text:deletion>
        </text:changed-region>
        <text:changed-region xml:id="ct287858576" text:id="ct287858576">
          <text:deletion>
            <office:change-info>
              <dc:creator>Jim Ubersetzig</dc:creator>
              <dc:date>2012-07-05T17:51:00</dc:date>
            </office:change-info>
            <text:list xml:id="list230055995071187" text:continue-numbering="true" text:style-name="WW8Num3">
              <text:list-item>
                <text:list>
                  <text:list-item>
                    <text:p text:style-name="P32"><text:span text:style-name="T11">1977 – 1989<text:tab/></text:span>Developing subsystems for the P-3C and S-3A anti-submarine warfare aircraft at Lockheed Martin.</text:p>
                  </text:list-item>
                </text:list>
              </text:list-item>
            </text:list>
          </text:deletion>
        </text:changed-region>
        <text:changed-region xml:id="ct287858352" text:id="ct287858352">
          <text:deletion>
            <office:change-info>
              <dc:creator>Jim Ubersetzig</dc:creator>
              <dc:date>2013-02-08T18:58:00</dc:date>
            </office:change-info>
            <text:list xml:id="list230055293165473" text:continue-numbering="true" text:style-name="WW8Num3">
              <text:list-item>
                <text:list>
                  <text:list-item>
                    <text:p text:style-name="P32"><text:span text:style-name="T6"/></text:p>
                  </text:list-item>
                </text:list>
              </text:list-item>
            </text:list>
            <text:p text:style-name="P31"/>
            <text:list xml:id="list230056066310194" text:continue-numbering="true" text:style-name="WW8Num3">
              <text:list-item>
                <text:list>
                  <text:list-item>
                    <text:p text:style-name="P32"><text:span text:style-name="T11"/></text:p>
                  </text:list-item>
                </text:list>
              </text:list-item>
            </text:list>
          </text:deletion>
        </text:changed-region>
        <text:changed-region xml:id="ct287858464" text:id="ct287858464">
          <text:deletion>
            <office:change-info>
              <dc:creator>Jim Ubersetzig</dc:creator>
              <dc:date>2012-07-05T17:51:00</dc:date>
            </office:change-info>
            <text:list xml:id="list230054927669506" text:continue-numbering="true" text:style-name="WW8Num3">
              <text:list-item>
                <text:list>
                  <text:list-item>
                    <text:p text:style-name="P32"><text:span text:style-name="T11">1990 – 1991<text:tab/></text:span>Special Project – Classified Title.</text:p>
                  </text:list-item>
                </text:list>
              </text:list-item>
            </text:list>
          </text:deletion>
        </text:changed-region>
        <text:changed-region xml:id="ct287854768" text:id="ct287854768">
          <text:deletion>
            <office:change-info>
              <dc:creator>Jim Ubersetzig</dc:creator>
              <dc:date>2013-02-08T18:58:00</dc:date>
            </office:change-info>
            <text:list xml:id="list230056189894476" text:continue-numbering="true" text:style-name="WW8Num3">
              <text:list-item>
                <text:list>
                  <text:list-item>
                    <text:p text:style-name="P29"><text:span text:style-name="T6"/></text:p>
                  </text:list-item>
                  <text:list-item>
                    <text:p text:style-name="P33"/>
                  </text:list-item>
                  <text:list-item>
                    <text:p text:style-name="P32"><text:span text:style-name="T11"/></text:p>
                  </text:list-item>
                </text:list>
              </text:list-item>
            </text:list>
          </text:deletion>
        </text:changed-region>
        <text:changed-region xml:id="ct287857232" text:id="ct287857232">
          <text:deletion>
            <office:change-info>
              <dc:creator>Jim Ubersetzig</dc:creator>
              <dc:date>2012-07-05T17:51:00</dc:date>
            </office:change-info>
            <text:list xml:id="list230056189157930" text:continue-numbering="true" text:style-name="WW8Num3">
              <text:list-item>
                <text:list>
                  <text:list-item>
                    <text:p text:style-name="P32"><text:span text:style-name="T11">1992 – 2004<text:tab/></text:span>Developing subsystems for the U-2 reconnaissance aircraft at Lockheed Martin.</text:p>
                  </text:list-item>
                </text:list>
              </text:list-item>
            </text:list>
          </text:deletion>
        </text:changed-region>
        <text:changed-region xml:id="ct287856896" text:id="ct287856896">
          <text:deletion>
            <office:change-info>
              <dc:creator>Jim Ubersetzig</dc:creator>
              <dc:date>2013-02-08T18:58:00</dc:date>
            </office:change-info>
            <text:list xml:id="list230054822041359" text:continue-numbering="true" text:style-name="WW8Num3">
              <text:list-item>
                <text:list>
                  <text:list-item>
                    <text:p text:style-name="P32"><text:span text:style-name="T6"/></text:p>
                  </text:list-item>
                </text:list>
              </text:list-item>
            </text:list>
            <text:p text:style-name="P31"/>
            <text:list xml:id="list230055958766949" text:continue-numbering="true" text:style-name="WW8Num3">
              <text:list-item>
                <text:list>
                  <text:list-item>
                    <text:p text:style-name="P32"><text:span text:style-name="T11"/></text:p>
                  </text:list-item>
                </text:list>
              </text:list-item>
            </text:list>
          </text:deletion>
        </text:changed-region>
        <text:changed-region xml:id="ct287856784" text:id="ct287856784">
          <text:deletion>
            <office:change-info>
              <dc:creator>Jim Ubersetzig</dc:creator>
              <dc:date>2012-07-05T17:51:00</dc:date>
            </office:change-info>
            <text:list xml:id="list230054324971751" text:continue-numbering="true" text:style-name="WW8Num3">
              <text:list-item>
                <text:list>
                  <text:list-item>
                    <text:p text:style-name="P32"><text:span text:style-name="T11">2005 -<text:tab/></text:span>Advanced Development Programs at Lockheed Martin – Developing distributed control algorithms for a fleet of Unmanned Air Vehicles (UAV’s).</text:p>
                  </text:list-item>
                </text:list>
              </text:list-item>
            </text:list>
          </text:deletion>
        </text:changed-region>
        <text:changed-region xml:id="ct287855776" text:id="ct287855776">
          <text:deletion>
            <office:change-info>
              <dc:creator>Jim Ubersetzig</dc:creator>
              <dc:date>2013-02-08T18:58:00</dc:date>
            </office:change-info>
            <text:list xml:id="list230055024643812" text:continue-numbering="true" text:style-name="WW8Num3">
              <text:list-item>
                <text:list>
                  <text:list-item>
                    <text:p text:style-name="P32"><text:span text:style-name="T6"/></text:p>
                  </text:list-item>
                </text:list>
              </text:list-item>
            </text:list>
            <text:p text:style-name="P34"/>
            <text:list xml:id="list230054921911216" text:continue-numbering="true" text:style-name="WW8Num3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</text:deletion>
        </text:changed-region>
        <text:changed-region xml:id="ct287856672" text:id="ct287856672">
          <text:deletion>
            <office:change-info>
              <dc:creator>Jim Ubersetzig</dc:creator>
              <dc:date>2012-07-05T17:51:00</dc:date>
            </office:change-info>
            <text:list xml:id="list230055170117814" text:continue-numbering="true" text:style-name="WW8Num3">
              <text:list-item>
                <text:list>
                  <text:list-item>
                    <text:p text:style-name="P28"><text:s/>electronics engineering tasks.</text:p>
                  </text:list-item>
                </text:list>
              </text:list-item>
            </text:list>
          </text:deletion>
        </text:changed-region>
        <text:changed-region xml:id="ct287858128" text:id="ct287858128">
          <text:deletion>
            <office:change-info>
              <dc:creator>Jim Ubersetzig</dc:creator>
              <dc:date>2013-02-08T18:58:00</dc:date>
            </office:change-info>
            <text:list xml:id="list230055160363287" text:continue-numbering="true" text:style-name="WW8Num3">
              <text:list-item>
                <text:list>
                  <text:list-item>
                    <text:p text:style-name="P29"><text:span text:style-name="T6"/></text:p>
                  </text:list-item>
                  <text:list-item>
                    <text:p text:style-name="P28"/>
                  </text:list-item>
                </text:list>
              </text:list-item>
            </text:list>
          </text:deletion>
        </text:changed-region>
        <text:changed-region xml:id="ct287857792" text:id="ct287857792">
          <text:deletion>
            <office:change-info>
              <dc:creator>Jim Ubersetzig</dc:creator>
              <dc:date>2012-07-05T17:51:00</dc:date>
            </office:change-info>
            <text:list xml:id="list230054664473650" text:continue-numbering="true" text:style-name="WW8Num3">
              <text:list-item>
                <text:list>
                  <text:list-item>
                    <text:p text:style-name="P28"><text:s/>various software engineering, mechanical engineering, and</text:p>
                  </text:list-item>
                </text:list>
              </text:list-item>
            </text:list>
          </text:deletion>
        </text:changed-region>
        <text:changed-region xml:id="ct287856448" text:id="ct287856448">
          <text:deletion>
            <office:change-info>
              <dc:creator>Jim Ubersetzig</dc:creator>
              <dc:date>2013-02-08T18:58:00</dc:date>
            </office:change-info>
            <text:list xml:id="list230055748613735" text:continue-numbering="true" text:style-name="WW8Num3">
              <text:list-item>
                <text:list>
                  <text:list-item>
                    <text:p text:style-name="P29"><text:span text:style-name="T6"/></text:p>
                  </text:list-item>
                  <text:list-item>
                    <text:p text:style-name="P28"/>
                  </text:list-item>
                </text:list>
              </text:list-item>
            </text:list>
          </text:deletion>
        </text:changed-region>
        <text:changed-region xml:id="ct287855552" text:id="ct287855552">
          <text:deletion>
            <office:change-info>
              <dc:creator>Jim Ubersetzig</dc:creator>
              <dc:date>2012-07-05T17:51:00</dc:date>
            </office:change-info>
            <text:list xml:id="list230056230443127" text:continue-numbering="true" text:style-name="WW8Num3">
              <text:list-item>
                <text:list>
                  <text:list-item>
                    <text:p text:style-name="P28"><text:s/>EXPERIENCE<text:tab/>2006 - 2007<text:tab/>Started a small business and tried to make money performing</text:p>
                  </text:list-item>
                </text:list>
              </text:list-item>
            </text:list>
          </text:deletion>
        </text:changed-region>
        <text:changed-region xml:id="ct287856224" text:id="ct287856224">
          <text:deletion>
            <office:change-info>
              <dc:creator>Jim Ubersetzig</dc:creator>
              <dc:date>2013-02-08T18:58:00</dc:date>
            </office:change-info>
            <text:list xml:id="list230054502065409" text:continue-numbering="true" text:style-name="WW8Num3">
              <text:list-item>
                <text:list>
                  <text:list-item>
                    <text:p text:style-name="P28"><text:span text:style-name="T6"/></text:p>
                  </text:list-item>
                </text:list>
              </text:list-item>
            </text:list>
            <text:p text:style-name="P35"/>
            <text:list xml:id="list230056203537052" text:continue-numbering="true" text:style-name="WW8Num3">
              <text:list-item>
                <text:list>
                  <text:list-item>
                    <text:p text:style-name="P28"/>
                  </text:list-item>
                </text:list>
              </text:list-item>
            </text:list>
          </text:deletion>
        </text:changed-region>
        <text:changed-region xml:id="ct287855888" text:id="ct287855888">
          <text:deletion>
            <office:change-info>
              <dc:creator>Jim Ubersetzig</dc:creator>
              <dc:date>2012-07-05T17:51:00</dc:date>
            </office:change-info>
            <text:list xml:id="list230055436647205" text:continue-numbering="true" text:style-name="WW8Num3">
              <text:list-item>
                <text:list>
                  <text:list-item>
                    <text:p text:style-name="P28"><text:tab/><text:tab/><text:tab/><text:tab/><text:tab/>MS Office: <text:tab/>Word <text:s text:c="2"/><text:tab/><text:tab/>Excel <text:s text:c="5"/><text:tab/>PowerPoint</text:p>
                  </text:list-item>
                </text:list>
              </text:list-item>
            </text:list>
          </text:deletion>
        </text:changed-region>
        <text:changed-region xml:id="ct287855664" text:id="ct287855664">
          <text:deletion>
            <office:change-info>
              <dc:creator>Jim Ubersetzig</dc:creator>
              <dc:date>2013-02-08T18:58:00</dc:date>
            </office:change-info>
            <text:list xml:id="list230054985887883" text:continue-numbering="true" text:style-name="WW8Num3">
              <text:list-item>
                <text:list>
                  <text:list-item>
                    <text:p text:style-name="P29"><text:span text:style-name="T6"/></text:p>
                  </text:list-item>
                  <text:list-item>
                    <text:p text:style-name="P36"/>
                  </text:list-item>
                </text:list>
              </text:list-item>
            </text:list>
          </text:deletion>
        </text:changed-region>
        <text:changed-region xml:id="ct287856112" text:id="ct287856112">
          <text:deletion>
            <office:change-info>
              <dc:creator>Jim Ubersetzig</dc:creator>
              <dc:date>2012-07-05T17:51:00</dc:date>
            </office:change-info>
            <text:p text:style-name="P37"><text:tab/><text:tab/>Software:<text:tab/>AutoCad<text:tab/>PCB Design</text:p>
          </text:deletion>
        </text:changed-region>
        <text:changed-region xml:id="ct287857680" text:id="ct287857680">
          <text:deletion>
            <office:change-info>
              <dc:creator>Jim Ubersetzig</dc:creator>
              <dc:date>2012-07-05T17:35:00</dc:date>
            </office:change-info>
            <text:p text:style-name="P37">SKILLS</text:p>
          </text:deletion>
        </text:changed-region>
        <text:changed-region xml:id="ct287855216" text:id="ct287855216">
          <text:deletion>
            <office:change-info>
              <dc:creator>Jim Ubersetzig</dc:creator>
              <dc:date>2013-02-08T18:58:00</dc:date>
            </office:change-info>
            <text:list xml:id="list230055024508818" text:continue-numbering="true" text:style-name="WW8Num3">
              <text:list-item>
                <text:list>
                  <text:list-item>
                    <text:p text:style-name="P36"><text:span text:style-name="T6"/></text:p>
                  </text:list-item>
                  <text:list-item>
                    <text:p text:style-name="P28"/>
                  </text:list-item>
                </text:list>
              </text:list-item>
            </text:list>
          </text:deletion>
        </text:changed-region>
        <text:changed-region xml:id="ct287856336" text:id="ct287856336">
          <text:deletion>
            <office:change-info>
              <dc:creator>Jim Ubersetzig</dc:creator>
              <dc:date>2012-07-05T17:51:00</dc:date>
            </office:change-info>
            <text:list xml:id="list230056090477518" text:continue-numbering="true" text:style-name="WW8Num3">
              <text:list-item>
                <text:list>
                  <text:list-item>
                    <text:p text:style-name="P28">ssembly<text:tab/>Pascal<text:tab/><text:tab/>Forth</text:p>
                  </text:list-item>
                </text:list>
              </text:list-item>
            </text:list>
          </text:deletion>
        </text:changed-region>
        <text:changed-region xml:id="ct287855440" text:id="ct287855440">
          <text:deletion>
            <office:change-info>
              <dc:creator>Jim Ubersetzig</dc:creator>
              <dc:date>2013-02-08T18:58:00</dc:date>
            </office:change-info>
            <text:list xml:id="list230056310808319" text:continue-numbering="true" text:style-name="WW8Num3">
              <text:list-item>
                <text:list>
                  <text:list-item>
                    <text:p text:style-name="P28"><text:span text:style-name="T6"/></text:p>
                  </text:list-item>
                </text:list>
              </text:list-item>
            </text:list>
            <text:h text:style-name="P38" text:outline-level="2"/>
            <text:p text:style-name="P39"/>
            <text:p text:style-name="P35"/>
            <text:p text:style-name="P39"/>
            <text:p text:style-name="P35"/>
            <text:p text:style-name="P39"/>
            <text:p text:style-name="P35"/>
            <text:list xml:id="list230055745454968" text:continue-numbering="true" text:style-name="WW8Num3">
              <text:list-item>
                <text:list>
                  <text:list-item>
                    <text:p text:style-name="P40"/>
                  </text:list-item>
                </text:list>
              </text:list-item>
            </text:list>
          </text:deletion>
        </text:changed-region>
        <text:changed-region xml:id="ct287857568" text:id="ct287857568">
          <text:deletion>
            <office:change-info>
              <dc:creator>Jim Ubersetzig</dc:creator>
              <dc:date>2012-07-05T17:36:00</dc:date>
            </office:change-info>
            <text:p text:style-name="P41">anguages:<text:span text:style-name="T3"><text:tab/>C++<text:tab/><text:tab/>A</text:span></text:p>
          </text:deletion>
        </text:changed-region>
        <text:changed-region xml:id="ct287857904" text:id="ct287857904">
          <text:deletion>
            <office:change-info>
              <dc:creator>Jim Ubersetzig</dc:creator>
              <dc:date>2012-07-05T17:37:00</dc:date>
            </office:change-info>
            <text:p text:style-name="P41">L</text:p>
          </text:deletion>
        </text:changed-region>
        <text:changed-region xml:id="ct287855104" text:id="ct287855104">
          <text:deletion>
            <office:change-info>
              <dc:creator>Jim Ubersetzig</dc:creator>
              <dc:date>2012-07-05T17:52:00</dc:date>
            </office:change-info>
            <text:p text:style-name="P41"><text:tab/></text:p>
          </text:deletion>
        </text:changed-region>
        <text:changed-region xml:id="ct287858240" text:id="ct287858240">
          <text:deletion>
            <office:change-info>
              <dc:creator>Jim Ubersetzig</dc:creator>
              <dc:date>2013-02-07T00:58:00</dc:date>
            </office:change-info>
            <text:p text:style-name="P41"><text:tab/></text:p>
          </text:deletion>
        </text:changed-region>
        <text:changed-region xml:id="ct287857344" text:id="ct287857344">
          <text:deletion>
            <office:change-info>
              <dc:creator>Jim Ubersetzig</dc:creator>
              <dc:date>2012-07-05T17:52:00</dc:date>
            </office:change-info>
            <text:p text:style-name="P41"><text:s/></text:p>
          </text:deletion>
        </text:changed-region>
        <text:changed-region xml:id="ct287856560" text:id="ct287856560">
          <text:deletion>
            <office:change-info>
              <dc:creator>Jim Ubersetzig</dc:creator>
              <dc:date>2012-07-05T17:35:00</dc:date>
            </office:change-info>
            <text:p text:style-name="P41">COMPUTER</text:p>
          </text:deletion>
        </text:changed-region>
        <text:changed-region xml:id="ct287858016" text:id="ct287858016">
          <text:deletion>
            <office:change-info>
              <dc:creator>Jim Ubersetzig</dc:creator>
              <dc:date>2013-02-08T18:58:00</dc:date>
            </office:change-info>
            <text:list xml:id="list230056280194835" text:continue-numbering="true" text:style-name="WW8Num3">
              <text:list-item>
                <text:list>
                  <text:list-item>
                    <text:p text:style-name="P40"><text:span text:style-name="T6"/></text:p>
                  </text:list-item>
                </text:list>
              </text:list-item>
            </text:list>
            <text:p text:style-name="P42"/>
            <text:list xml:id="list230054811248882" text:continue-numbering="true" text:style-name="WW8Num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0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5328" text:id="ct287855328">
          <text:deletion>
            <office:change-info>
              <dc:creator>Jim Ubersetzig</dc:creator>
              <dc:date>2012-07-05T17:26:00</dc:date>
            </office:change-info>
            <text:list xml:id="list230056173907956" text:continue-numbering="true" text:style-name="WW8Num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0">Robotic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4992" text:id="ct287854992">
          <text:deletion>
            <office:change-info>
              <dc:creator>Jim Ubersetzig</dc:creator>
              <dc:date>2013-02-08T18:58:00</dc:date>
            </office:change-info>
            <text:list xml:id="list230055648861931" text:continue-numbering="true" text:style-name="WW8Num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3"><text:span text:style-name="T6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30055501245403" text:continue-list="list230056086472088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6000" text:id="ct287856000">
          <text:deletion>
            <office:change-info>
              <dc:creator>Jim Ubersetzig</dc:creator>
              <dc:date>2012-07-05T17:26:00</dc:date>
            </office:change-info>
            <text:list xml:id="list23005431972216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4"><text:tab/>Artificial Intelligenc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7456" text:id="ct287857456">
          <text:deletion>
            <office:change-info>
              <dc:creator>Jim Ubersetzig</dc:creator>
              <dc:date>2013-02-08T18:58:00</dc:date>
            </office:change-info>
            <text:list xml:id="list230054779729232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7120" text:id="ct287857120">
          <text:deletion>
            <office:change-info>
              <dc:creator>Jim Ubersetzig</dc:creator>
              <dc:date>2012-07-05T17:26:00</dc:date>
            </office:change-info>
            <text:list xml:id="list230055997784044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<text:tab/>Autonomous Robot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1632" text:id="ct287851632">
          <text:deletion>
            <office:change-info>
              <dc:creator>Jim Ubersetzig</dc:creator>
              <dc:date>2013-02-08T18:58:00</dc:date>
            </office:change-info>
            <text:list xml:id="list23005435647244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1520" text:id="ct287851520">
          <text:deletion>
            <office:change-info>
              <dc:creator>Jim Ubersetzig</dc:creator>
              <dc:date>2012-07-05T17:26:00</dc:date>
            </office:change-info>
            <text:list xml:id="list230055421405946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Software Algorithm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3424" text:id="ct287853424">
          <text:deletion>
            <office:change-info>
              <dc:creator>Jim Ubersetzig</dc:creator>
              <dc:date>2013-02-08T18:58:00</dc:date>
            </office:change-info>
            <text:list xml:id="list230056280075835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4320" text:id="ct287854320">
          <text:deletion>
            <office:change-info>
              <dc:creator>Jim Ubersetzig</dc:creator>
              <dc:date>2012-07-05T17:26:00</dc:date>
            </office:change-info>
            <text:p text:style-name="P41">stems Engineering</text:p>
          </text:deletion>
        </text:changed-region>
        <text:changed-region xml:id="ct287854096" text:id="ct287854096">
          <text:deletion>
            <office:change-info>
              <dc:creator>Jim Ubersetzig</dc:creator>
              <dc:date>2012-07-05T17:25:00</dc:date>
            </office:change-info>
            <text:p text:style-name="P41">Sy</text:p>
          </text:deletion>
        </text:changed-region>
        <text:changed-region xml:id="ct287853088" text:id="ct287853088">
          <text:deletion>
            <office:change-info>
              <dc:creator>Jim Ubersetzig</dc:creator>
              <dc:date>2013-02-08T18:58:00</dc:date>
            </office:change-info>
            <text:list xml:id="list230055984181980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<text:span text:style-name="T6"/></text:p>
                              </text:list-item>
                              <text:list-item>
                                <text:p text:style-name="P47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2976" text:id="ct287852976">
          <text:deletion>
            <office:change-info>
              <dc:creator>Jim Ubersetzig</dc:creator>
              <dc:date>2013-02-07T00:58:00</dc:date>
            </office:change-info>
            <text:p text:style-name="P37"><text:s/><text:tab/></text:p>
          </text:deletion>
        </text:changed-region>
        <text:changed-region xml:id="ct287852304" text:id="ct287852304">
          <text:deletion>
            <office:change-info>
              <dc:creator>Jim Ubersetzig</dc:creator>
              <dc:date>2012-07-05T17:22:00</dc:date>
            </office:change-info>
            <text:p text:style-name="P37">SKILLS</text:p>
          </text:deletion>
        </text:changed-region>
        <text:changed-region xml:id="ct287851408" text:id="ct287851408">
          <text:deletion>
            <office:change-info>
              <dc:creator>Jim Ubersetzig</dc:creator>
              <dc:date>2013-02-08T18:58:00</dc:date>
            </office:change-info>
            <text:list xml:id="list230055785066385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7"><text:span text:style-name="T6"/></text:p>
                              </text:list-item>
                              <text:list-item>
                                <text:p text:style-name="P46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4656" text:id="ct287854656">
          <text:deletion>
            <office:change-info>
              <dc:creator>Jim Ubersetzig</dc:creator>
              <dc:date>2012-07-05T17:25:00</dc:date>
            </office:change-info>
            <text:p text:style-name="P41">rols)</text:p>
          </text:deletion>
        </text:changed-region>
        <text:changed-region xml:id="ct287852864" text:id="ct287852864">
          <text:deletion>
            <office:change-info>
              <dc:creator>Jim Ubersetzig</dc:creator>
              <dc:date>2012-07-05T17:24:00</dc:date>
            </office:change-info>
            <text:p text:style-name="P41">Human Factors (Displays &amp; Cont</text:p>
          </text:deletion>
        </text:changed-region>
        <text:changed-region xml:id="ct287851184" text:id="ct287851184">
          <text:deletion>
            <office:change-info>
              <dc:creator>Jim Ubersetzig</dc:creator>
              <dc:date>2013-02-07T00:58:00</dc:date>
            </office:change-info>
            <text:p text:style-name="P41"><text:span text:style-name="T10"><text:s/><text:tab/><text:tab/></text:span></text:p>
          </text:deletion>
        </text:changed-region>
        <text:changed-region xml:id="ct287853648" text:id="ct287853648">
          <text:deletion>
            <office:change-info>
              <dc:creator>Jim Ubersetzig</dc:creator>
              <dc:date>2012-07-05T17:22:00</dc:date>
            </office:change-info>
            <text:p text:style-name="P41"><text:span text:style-name="T10">MAJOR</text:span></text:p>
          </text:deletion>
        </text:changed-region>
        <text:changed-region xml:id="ct287851744" text:id="ct287851744">
          <text:deletion>
            <office:change-info>
              <dc:creator>Jim Ubersetzig</dc:creator>
              <dc:date>2013-02-08T18:58:00</dc:date>
            </office:change-info>
            <text:list xml:id="list230055689623628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4"/>
            <text:list xml:id="list230054649406160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<text:span text:style-name="T1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3984" text:id="ct287853984">
          <text:deletion>
            <office:change-info>
              <dc:creator>Jim Ubersetzig</dc:creator>
              <dc:date>2012-07-05T17:21:00</dc:date>
            </office:change-info>
            <text:list xml:id="list230054287762233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<text:span text:style-name="T10">B.S Electronics Engineering <text:s text:c="2"/></text:span><text:span text:style-name="T6">1977 <text:s/>California State University, Pomon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3312" text:id="ct287853312">
          <text:deletion>
            <office:change-info>
              <dc:creator>Jim Ubersetzig</dc:creator>
              <dc:date>2013-02-08T18:58:00</dc:date>
            </office:change-info>
            <text:list xml:id="list23005493595723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6"><text:span text:style-name="T1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2752" text:id="ct287852752">
          <text:deletion>
            <office:change-info>
              <dc:creator>Jim Ubersetzig</dc:creator>
              <dc:date>2012-07-05T17:21:00</dc:date>
            </office:change-info>
            <text:list xml:id="list230056324511757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<text:span text:style-name="T10">Equivalent in Experience </text:span><text:span text:style-name="T6">to masters degrees in Software Engineering, Electronics Engineering, and Mechanical Engineering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9728" text:id="ct287849728">
          <text:deletion>
            <office:change-info>
              <dc:creator>Jim Ubersetzig</dc:creator>
              <dc:date>2013-02-08T18:58:00</dc:date>
            </office:change-info>
            <text:list xml:id="list230055968418382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8"><text:span text:style-name="T1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9280" text:id="ct287849280">
          <text:deletion>
            <office:change-info>
              <dc:creator>Jim Ubersetzig</dc:creator>
              <dc:date>2012-07-05T17:21:00</dc:date>
            </office:change-info>
            <text:list xml:id="list23005494754932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8"><text:span text:style-name="T10">Satellite Communications </text:span><text:span text:style-name="T6"><text:s text:c="2"/>a short cours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9392" text:id="ct287849392">
          <text:deletion>
            <office:change-info>
              <dc:creator>Jim Ubersetzig</dc:creator>
              <dc:date>2013-02-08T18:58:00</dc:date>
            </office:change-info>
            <text:list xml:id="list230056059742283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8"><text:span text:style-name="T1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9168" text:id="ct287849168">
          <text:deletion>
            <office:change-info>
              <dc:creator>Jim Ubersetzig</dc:creator>
              <dc:date>2012-07-05T17:21:00</dc:date>
            </office:change-info>
            <text:list xml:id="list230055965682477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8"><text:span text:style-name="T10">VLSI Design </text:span><text:span text:style-name="T6"><text:s text:c="3"/>Class on designing integrated circuits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0288" text:id="ct287850288">
          <text:deletion>
            <office:change-info>
              <dc:creator>Jim Ubersetzig</dc:creator>
              <dc:date>2013-02-08T18:58:00</dc:date>
            </office:change-info>
            <text:list xml:id="list230055283662552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6"><text:span text:style-name="T10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8832" text:id="ct287848832">
          <text:deletion>
            <office:change-info>
              <dc:creator>Jim Ubersetzig</dc:creator>
              <dc:date>2012-07-05T17:21:00</dc:date>
            </office:change-info>
            <text:list xml:id="list230054451291533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6"><text:span text:style-name="T10">Taught Robotics </text:span><text:span text:style-name="T6">for a year in 2003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8944" text:id="ct287848944">
          <text:deletion>
            <office:change-info>
              <dc:creator>Jim Ubersetzig</dc:creator>
              <dc:date>2013-02-08T18:58:00</dc:date>
            </office:change-info>
            <text:list xml:id="list230054382724868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5"><text:span text:style-name="T6"/></text:p>
                              </text:list-item>
                              <text:list-item>
                                <text:p text:style-name="P49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8496" text:id="ct287848496">
          <text:deletion>
            <office:change-info>
              <dc:creator>Jim Ubersetzig</dc:creator>
              <dc:date>2013-02-07T00:58:00</dc:date>
            </office:change-info>
            <text:p text:style-name="P50">nd Data Security</text:p>
          </text:deletion>
        </text:changed-region>
        <text:changed-region xml:id="ct287849056" text:id="ct287849056">
          <text:deletion>
            <office:change-info>
              <dc:creator>Jim Ubersetzig</dc:creator>
              <dc:date>2012-07-05T17:14:00</dc:date>
            </office:change-info>
            <text:p text:style-name="P50"><text:tab/>Cryptography <text:s/>a</text:p>
          </text:deletion>
        </text:changed-region>
        <text:changed-region xml:id="ct287848384" text:id="ct287848384">
          <text:deletion>
            <office:change-info>
              <dc:creator>Jim Ubersetzig</dc:creator>
              <dc:date>2013-02-07T00:58:00</dc:date>
            </office:change-info>
            <text:p text:style-name="P50"><text:tab/></text:p>
          </text:deletion>
        </text:changed-region>
        <text:changed-region xml:id="ct287850400" text:id="ct287850400">
          <text:deletion>
            <office:change-info>
              <dc:creator>Autore sconosciuto</dc:creator>
              <dc:date>2015-06-18T22:58:00</dc:date>
            </office:change-info>
            <text:list xml:id="list230054366756944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9"><text:span text:style-name="T2">BS degree in Electronics Engineering</text:span></text:p>
                              </text:list-item>
                              <text:list-item>
                                <text:p text:style-name="P51">California State University, Pomona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/>
            <text:list xml:id="list230054592470510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2">:</text:p>
                              </text:list-item>
                              <text:list-item>
                                <text:p text:style-name="P49">EDUCATION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9840" text:id="ct287849840">
          <text:deletion>
            <office:change-info>
              <dc:creator>Jim Ubersetzig</dc:creator>
              <dc:date>2013-02-08T18:58:00</dc:date>
            </office:change-info>
            <text:list xml:id="list230055779652304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9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3"/>
            <text:p text:style-name="P53"/>
            <text:list xml:id="list230054857659522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50512" text:id="ct287850512">
          <text:deletion>
            <office:change-info>
              <dc:creator>Jim Ubersetzig</dc:creator>
              <dc:date>2012-07-05T14:36:00</dc:date>
            </office:change-info>
            <text:list xml:id="list230054327304774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>equipment, and other major aircraft upgrades and new installation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5472" text:id="ct287845472">
          <text:deletion>
            <office:change-info>
              <dc:creator>Jim Ubersetzig</dc:creator>
              <dc:date>2013-02-08T18:58:00</dc:date>
            </office:change-info>
            <text:list xml:id="list23005630111354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5"><text:span text:style-name="T6"/></text:p>
                              </text:list-item>
                              <text:list-item>
                                <text:p text:style-name="P5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6816" text:id="ct287846816">
          <text:deletion>
            <office:change-info>
              <dc:creator>Jim Ubersetzig</dc:creator>
              <dc:date>2012-07-05T14:36:00</dc:date>
            </office:change-info>
            <text:list xml:id="list23005564011258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>as Link-16, JTRS (joint tactical radio system), aircraft communications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0768" text:id="ct287840768">
          <text:deletion>
            <office:change-info>
              <dc:creator>Jim Ubersetzig</dc:creator>
              <dc:date>2013-02-08T18:58:00</dc:date>
            </office:change-info>
            <text:list xml:id="list230055125341305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5"><text:span text:style-name="T6"/></text:p>
                              </text:list-item>
                              <text:list-item>
                                <text:p text:style-name="P5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0656" text:id="ct287840656">
          <text:deletion>
            <office:change-info>
              <dc:creator>Jim Ubersetzig</dc:creator>
              <dc:date>2012-07-05T14:36:00</dc:date>
            </office:change-info>
            <text:list xml:id="list230055075851292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>including human factors (displays and controls), various data links such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0432" text:id="ct287840432">
          <text:deletion>
            <office:change-info>
              <dc:creator>Jim Ubersetzig</dc:creator>
              <dc:date>2013-02-08T18:58:00</dc:date>
            </office:change-info>
            <text:list xml:id="list230056227841209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5"><text:span text:style-name="T6"/></text:p>
                              </text:list-item>
                              <text:list-item>
                                <text:p text:style-name="P5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3904" text:id="ct287843904">
          <text:deletion>
            <office:change-info>
              <dc:creator>Jim Ubersetzig</dc:creator>
              <dc:date>2012-07-05T14:36:00</dc:date>
            </office:change-info>
            <text:list xml:id="list230054779062085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>a systems engineer on major aerospace programs,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3568" text:id="ct287843568">
          <text:deletion>
            <office:change-info>
              <dc:creator>Jim Ubersetzig</dc:creator>
              <dc:date>2013-02-08T18:58:00</dc:date>
            </office:change-info>
            <text:list xml:id="list230055104935568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6"/>
            <text:p text:style-name="P53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list xml:id="list230056061039625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3456" text:id="ct287843456">
          <text:deletion>
            <office:change-info>
              <dc:creator>Jim Ubersetzig</dc:creator>
              <dc:date>2012-07-05T14:26:00</dc:date>
            </office:change-info>
            <text:p text:style-name="P57">28 years experience as </text:p>
          </text:deletion>
        </text:changed-region>
        <text:changed-region xml:id="ct287843120" text:id="ct287843120">
          <text:deletion>
            <office:change-info>
              <dc:creator>Jim Ubersetzig</dc:creator>
              <dc:date>2012-07-05T14:24:00</dc:date>
            </office:change-info>
            <text:p text:style-name="P57">SUMMARY<text:tab/></text:p>
          </text:deletion>
        </text:changed-region>
        <text:changed-region xml:id="ct287843008" text:id="ct287843008">
          <text:deletion>
            <office:change-info>
              <dc:creator>Autore sconosciuto</dc:creator>
              <dc:date>2015-06-18T22:58:00</dc:date>
            </office:change-info>
            <text:list xml:id="list230054924757983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4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6"/>
            <text:list xml:id="list230054708044126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8"><text:s/>for production flight testing.Provided engineering liaison suppor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3680" text:id="ct287843680">
          <text:deletion>
            <office:change-info>
              <dc:creator>Jim Ubersetzig</dc:creator>
              <dc:date>2013-02-08T15:43:00</dc:date>
            </office:change-info>
            <text:list xml:id="list230055544402628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9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8952182809117118601" text:style-name="L3"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42896" text:id="ct287842896">
          <text:deletion>
            <office:change-info>
              <dc:creator>Autore sconosciuto</dc:creator>
              <dc:date>2015-06-18T22:58:00</dc:date>
            </office:change-info>
            <text:list xml:id="list230055506060712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1">Performed systems integration on military aircraft.Anti-Submarine aircraft, (P3C and S-3A aircraft) to increase performance and effectiveness.</text:p>
              </text:list-item>
            </text:list>
            <text:list xml:id="list230055215056922" text:continue-list="list230055544402628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8">Designed electronics for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41664" text:id="ct287841664">
          <text:deletion>
            <office:change-info>
              <dc:creator>Jim Ubersetzig</dc:creator>
              <dc:date>2013-02-19T00:55:00</dc:date>
            </office:change-info>
            <text:list xml:id="list230055768061646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9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30054929163077" text:continue-list="list230055506060712" text:style-name="L3"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40544" text:id="ct287840544">
          <text:deletion>
            <office:change-info>
              <dc:creator>Jim Ubersetzig</dc:creator>
              <dc:date>2013-02-10T22:31:00</dc:date>
            </office:change-info>
            <text:list xml:id="list230054427323648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41216" text:id="ct287841216">
          <text:deletion>
            <office:change-info>
              <dc:creator>Jim Ubersetzig</dc:creator>
              <dc:date>2013-02-21T00:13:00</dc:date>
            </office:change-info>
            <text:list xml:id="list230056185139752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42112" text:id="ct287842112">
          <text:deletion>
            <office:change-info>
              <dc:creator>Jim Ubersetzig</dc:creator>
              <dc:date>2013-02-12T00:52:00</dc:date>
            </office:change-info>
            <text:list xml:id="list230056173685459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42560" text:id="ct287842560">
          <text:deletion>
            <office:change-info>
              <dc:creator>Jim Ubersetzig</dc:creator>
              <dc:date>2013-02-10T22:30:00</dc:date>
            </office:change-info>
            <text:list xml:id="list230055549667874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42672" text:id="ct287842672">
          <text:deletion>
            <office:change-info>
              <dc:creator>Jim Ubersetzig</dc:creator>
              <dc:date>2013-02-12T00:52:00</dc:date>
            </office:change-info>
            <text:list xml:id="list230056351711393" text:continue-numbering="true" text:style-name="L3">
              <text:list-item>
                <text:p text:style-name="P60"><text:span text:style-name="T6"/></text:p>
              </text:list-item>
            </text:list>
            <text:p text:style-name="P62"/>
            <text:list xml:id="list230056178118880" text:continue-numbering="true" text:style-name="L3"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41104" text:id="ct287841104">
          <text:deletion>
            <office:change-info>
              <dc:creator>Autore sconosciuto</dc:creator>
              <dc:date>2015-06-18T22:58:00</dc:date>
            </office:change-info>
            <text:list xml:id="list230055774730276" text:continue-numbering="true" text:style-name="L3">
              <text:list-item>
                <text:p text:style-name="P61"><text:span text:style-name="T6"/></text:p>
              </text:list-item>
            </text:list>
            <text:list xml:id="list230054481900938" text:continue-list="list230055768061646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8">.ade, audio system upgradeupgrengine aircraft , ew displays for U2 aircraft cockpitinstallations for nDesigned aircraft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39984" text:id="ct287839984">
          <text:deletion>
            <office:change-info>
              <dc:creator>Jim Ubersetzig</dc:creator>
              <dc:date>2013-02-10T22:25:00</dc:date>
            </office:change-info>
            <text:list xml:id="list230055913034150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9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30055581931595" text:continue-list="list230055774730276" text:style-name="L3"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37520" text:id="ct287837520">
          <text:deletion>
            <office:change-info>
              <dc:creator>Jim Ubersetzig</dc:creator>
              <dc:date>2013-02-10T22:28:00</dc:date>
            </office:change-info>
            <text:list xml:id="list230055445947275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38752" text:id="ct287838752">
          <text:deletion>
            <office:change-info>
              <dc:creator>Jim Ubersetzig</dc:creator>
              <dc:date>2013-02-21T00:12:00</dc:date>
            </office:change-info>
            <text:list xml:id="list230056180391363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37184" text:id="ct287837184">
          <text:deletion>
            <office:change-info>
              <dc:creator>Autore sconosciuto</dc:creator>
              <dc:date>2015-06-18T22:58:00</dc:date>
            </office:change-info>
            <text:list xml:id="list230055535928455" text:continue-numbering="true" text:style-name="L3">
              <text:list-item>
                <text:p text:style-name="P61"><text:span text:style-name="T6"/></text:p>
              </text:list-item>
              <text:list-item>
                <text:p text:style-name="P61">of military aircraft,resulting in additional aircraft upgrade contracts.and developed electronic sub-systems to improve performance </text:p>
              </text:list-item>
            </text:list>
            <text:list xml:id="list230054447062525" text:continue-list="list230055913034150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8">Designed Unmanned Air Vehicle <text:s/>software development.Provided Systems Analysis for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  <text:changed-region xml:id="ct287839536" text:id="ct287839536">
          <text:deletion>
            <office:change-info>
              <dc:creator>Jim Ubersetzig</dc:creator>
              <dc:date>2013-02-19T00:51:00</dc:date>
            </office:change-info>
            <text:list xml:id="list230054610040370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9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30055593155468" text:continue-list="list230055535928455" text:style-name="L3">
              <text:list-item>
                <text:p text:style-name="P60"><text:span text:style-name="T6"/></text:p>
              </text:list-item>
            </text:list>
          </text:deletion>
        </text:changed-region>
        <text:changed-region xml:id="ct287839872" text:id="ct287839872">
          <text:deletion>
            <office:change-info>
              <dc:creator>Jim Ubersetzig</dc:creator>
              <dc:date>2013-02-10T22:34:00</dc:date>
            </office:change-info>
            <text:list xml:id="list230055741197219" text:continue-numbering="true" text:style-name="L3">
              <text:list-item>
                <text:p text:style-name="P63"><text:span text:style-name="T6"/></text:p>
              </text:list-item>
              <text:list-item>
                <text:p text:style-name="P64"><text:span text:style-name="T6"/></text:p>
              </text:list-item>
            </text:list>
          </text:deletion>
        </text:changed-region>
        <text:changed-region xml:id="ct287837856" text:id="ct287837856">
          <text:deletion>
            <office:change-info>
              <dc:creator>Autore sconosciuto</dc:creator>
              <dc:date>2015-06-18T22:58:00</dc:date>
            </office:change-info>
            <text:list xml:id="list230055015291384" text:continue-numbering="true" text:style-name="L3">
              <text:list-item>
                <text:p text:style-name="P65"><text:span text:style-name="T6"/></text:p>
              </text:list-item>
              <text:list-item>
                <text:p text:style-name="P61"><text:s/>Martin <text:s/>(Advanced Development Programs)</text:p>
              </text:list-item>
              <text:list-item>
                <text:p text:style-name="P61">Lockheed<text:span text:style-name="T9">Senior Electronics Systems Engineer<text:tab/><text:tab/><text:tab/><text:tab/><text:tab/><text:tab/> 1977 - 2005</text:span></text:p>
              </text:list-item>
              <text:list-item>
                <text:p text:style-name="P66"><text:span text:style-name="T6"/></text:p>
              </text:list-item>
            </text:list>
          </text:deletion>
        </text:changed-region>
        <text:changed-region xml:id="ct287838416" text:id="ct287838416">
          <text:deletion>
            <office:change-info>
              <dc:creator>Jim Ubersetzig</dc:creator>
              <dc:date>2013-02-08T18:57:00</dc:date>
            </office:change-info>
            <text:list xml:id="list230054456389256" text:continue-numbering="true" text:style-name="L3">
              <text:list-item>
                <text:p text:style-name="P66"><text:span text:style-name="T6"/></text:p>
              </text:list-item>
            </text:list>
            <text:p text:style-name="P67"/>
            <text:list xml:id="list230054993706812" text:continue-list="list230054610040370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8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0055712298237" text:continue-list="list230055586820245" text:style-name="L1">
        <text:list-header>
          <text:p text:style-name="P133"><text:change text:change-id="ct287837072"/><text:change text:change-id="ct287837408"/><text:change text:change-id="ct287836848"/><text:change text:change-id="ct287837744"/><text:change text:change-id="ct287838304"/><text:change text:change-id="ct287837632"/><text:change text:change-id="ct287836960"/><text:change text:change-id="ct287834272"/><text:change text:change-id="ct287836400"/><text:change text:change-id="ct287833264"/><text:change text:change-id="ct287835952"/><text:change text:change-id="ct287833600"/><text:change text:change-id="ct287836736"/><text:change text:change-id="ct287833376"/><text:change text:change-id="ct287835168"/><text:change text:change-id="ct287834384"/><text:change text:change-id="ct287835280"/><text:change text:change-id="ct287833824"/><text:change text:change-id="ct287836176"/><text:change text:change-id="ct287836064"/><text:change text:change-id="ct287835056"/><text:change text:change-id="ct287831696"/><text:change text:change-id="ct287831472"/><text:change text:change-id="ct287831024"/><text:change text:change-id="ct287830800"/><text:change text:change-id="ct287830576"/><text:change text:change-id="ct287830016"/><text:change text:change-id="ct287829792"/><text:change text:change-id="ct287831808"/><text:change text:change-id="ct287830688"/><text:change text:change-id="ct287832816"/><text:change text:change-id="ct287829680"/><text:change text:change-id="ct287832704"/><text:change text:change-id="ct287831584"/><text:change text:change-id="ct287830128"/><text:change text:change-id="ct287833152"/><text:change-start text:change-id="ct287838640"/><text:span text:style-name="T2"/></text:p>
        </text:list-header>
      </text:list>
      <text:list xml:id="list230056260472386" text:continue-list="list230054993706812" text:style-name="WW8Num2">
        <text:list-item>
          <text:list>
            <text:list-item>
              <text:p text:style-name="P111"><text:change-end text:change-id="ct287838640"/><text:change text:change-id="ct285497168"/><text:change text:change-id="ct285498064"/><text:change text:change-id="ct285497056"/><text:change text:change-id="ct285496944"/><text:change text:change-id="ct285496832"/><text:change text:change-id="ct285498624"/><text:change text:change-id="ct285495824"/><text:change text:change-id="ct285498512"/><text:change text:change-id="ct285497728"/><text:change text:change-id="ct285496720"/><text:change text:change-id="ct285496608"/><text:change text:change-id="ct285496048"/><text:change text:change-id="ct285496496"/><text:change text:change-id="ct285495376"/><text:change text:change-id="ct287826992"/><text:change text:change-id="ct287829456"/><text:change text:change-id="ct287829008"/><text:change text:change-id="ct287828896"/><text:change text:change-id="ct287858576"/><text:change text:change-id="ct287858352"/><text:change text:change-id="ct287858464"/><text:change text:change-id="ct287854768"/><text:change text:change-id="ct287857232"/><text:change text:change-id="ct287856896"/><text:change text:change-id="ct287856784"/><text:change text:change-id="ct287855776"/><text:change text:change-id="ct287856672"/><text:change text:change-id="ct287858128"/><text:change text:change-id="ct287857792"/><text:change text:change-id="ct287856448"/><text:change text:change-id="ct287855552"/><text:change text:change-id="ct287856224"/><text:change text:change-id="ct287855888"/><text:change text:change-id="ct287855664"/><text:change text:change-id="ct287856112"/><text:change text:change-id="ct287857680"/><text:change text:change-id="ct287855216"/><text:change text:change-id="ct287856336"/><text:change text:change-id="ct287855440"/><text:change text:change-id="ct287857568"/><text:change text:change-id="ct287857904"/><text:change text:change-id="ct287855104"/><text:change text:change-id="ct287858240"/><text:change text:change-id="ct287857344"/><text:change text:change-id="ct287856560"/><text:change text:change-id="ct287858016"/><text:change text:change-id="ct287855328"/><text:change text:change-id="ct287854992"/><text:change text:change-id="ct287856000"/><text:change text:change-id="ct287857456"/><text:change text:change-id="ct287857120"/><text:change text:change-id="ct287851632"/><text:change text:change-id="ct287851520"/><text:change text:change-id="ct287853424"/><text:change text:change-id="ct287854320"/><text:change text:change-id="ct287854096"/><text:change text:change-id="ct287853088"/><text:change text:change-id="ct287852976"/><text:change text:change-id="ct287852304"/><text:change text:change-id="ct287851408"/><text:change text:change-id="ct287854656"/><text:change text:change-id="ct287852864"/><text:change text:change-id="ct287851184"/><text:change text:change-id="ct287853648"/><text:change text:change-id="ct287851744"/><text:change text:change-id="ct287853984"/><text:change text:change-id="ct287853312"/><text:change text:change-id="ct287852752"/><text:change text:change-id="ct287849728"/><text:change text:change-id="ct287849280"/><text:change text:change-id="ct287849392"/><text:change text:change-id="ct287849168"/><text:change text:change-id="ct287850288"/><text:change text:change-id="ct287848832"/><text:change text:change-id="ct287848944"/><text:change text:change-id="ct287848496"/><text:change text:change-id="ct287849056"/><text:change text:change-id="ct287848384"/><text:change text:change-id="ct287850400"/><text:change text:change-id="ct287849840"/><text:change text:change-id="ct287850512"/><text:change text:change-id="ct287845472"/><text:change text:change-id="ct287846816"/><text:change text:change-id="ct287840768"/><text:change text:change-id="ct287840656"/><text:change text:change-id="ct287840432"/><text:change text:change-id="ct287843904"/><text:change text:change-id="ct287843568"/><text:change text:change-id="ct287843456"/><text:change text:change-id="ct287843120"/><text:change text:change-id="ct287843008"/><text:change text:change-id="ct287843680"/><text:change text:change-id="ct287842896"/><text:change text:change-id="ct287841664"/><text:change text:change-id="ct287840544"/><text:change text:change-id="ct287841216"/><text:change text:change-id="ct287842112"/><text:change text:change-id="ct287842560"/><text:change text:change-id="ct287842672"/><text:change text:change-id="ct287841104"/><text:change text:change-id="ct287839984"/><text:change text:change-id="ct287837520"/><text:change text:change-id="ct287838752"/><text:change text:change-id="ct287837184"/><text:change text:change-id="ct287839536"/><text:change text:change-id="ct287839872"/><text:change text:change-id="ct287837856"/><text:change text:change-id="ct287838416"/><text:span text:style-name="T6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Courier New" svg:font-family="'Courier New'" style:font-family-generic="modern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style:font-size-asian="14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text-underline-style="solid" style:text-underline-width="auto" style:text-underline-color="font-color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weight="bold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3.81cm" fo:margin-right="0cm" fo:line-height="0.635cm" fo:text-indent="0cm" style:auto-text-indent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3.81cm" fo:margin-right="0cm" fo:line-height="0.635cm" fo:text-indent="-3.81cm" style:auto-text-indent="false" fo:keep-with-next="always"/>
      <style:text-properties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ubtitle" style:family="paragraph" style:parent-style-name="Standard" style:next-style-name="Text_20_body" style:class="chapter"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ocument_20_Map" style:display-name="Document Map" style:family="paragraph" style:parent-style-name="Standard">
      <style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Heading_20_10" style:display-name="Heading 10" style:family="paragraph" style:parent-style-name="Heading" style:next-style-name="Text_20_body" style:list-style-name="WW8Num4" style:class="text">
      <style:text-properties fo:font-size="10.5pt" fo:font-weight="bold" style:font-size-asian="10.5pt" style:font-weight-asian="bold" style:font-size-complex="10.5pt" style:font-weight-complex="bold"/>
    </style:style>
    <style:style style:name="WW8Num5z0" style:family="text">
      <style:text-properties style:font-name="Times New Roman" fo:font-family="'Times New Roman'" style:font-family-generic="roman" style:font-pitch="variable" style:font-name-asian="PMingLiU" style:font-family-asian="PMingLiU, 新細明體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Wingdings 2" fo:font-family="'Wingdings 2'" style:font-charset="x-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Heading" style:master-page-name="Standard">
      <style:paragraph-properties fo:margin-left="0cm" fo:margin-right="0cm" fo:line-height="0.635cm" fo:text-align="start" style:justify-single-word="false" fo:text-indent="-0.026cm" style:auto-text-indent="false" style:page-number="auto"/>
      <style:text-properties fo:font-size="12pt" style:font-size-asian="12pt" style:font-size-complex="12pt"/>
    </style:style>
    <style:style style:name="MP3" style:family="paragraph" style:parent-style-name="Heading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4" style:family="paragraph" style:parent-style-name="Text_20_body">
      <style:paragraph-properties fo:line-height="0.635cm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5" style:family="paragraph" style:parent-style-name="Footer">
      <style:paragraph-properties>
        <style:tab-stops>
          <style:tab-stop style:position="7.62cm" style:type="center"/>
          <style:tab-stop style:position="8.096cm" style:type="center"/>
          <style:tab-stop style:position="15.24cm" style:type="right"/>
          <style:tab-stop style:position="16.193cm" style:type="right"/>
        </style:tab-stops>
      </style:paragraph-properties>
    </style:style>
    <style:style style:name="MT1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MT2" style:family="text"/>
    <style:page-layout style:name="Mpm1">
      <style:page-layout-properties fo:page-width="21.59cm" fo:page-height="27.94cm" style:num-format="1" style:print-orientation="portrait" fo:margin-top="2.54cm" fo:margin-bottom="1.27cm" fo:margin-left="3.175cm" fo:margin-right="2.22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67cm" fo:margin-left="0cm" fo:margin-right="0cm" fo:margin-bottom="0.968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607cm" fo:margin-bottom="2.54cm" fo:margin-left="3.175cm" fo:margin-right="2.22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287827888" text:id="ct287827888">
            <text:deletion>
              <office:change-info>
                <dc:creator>Autore sconosciuto</dc:creator>
                <dc:date>2015-06-18T23:00:00</dc:date>
              </office:change-info>
              <text:p text:style-name="MP1">James Ubersetzig</text:p>
            </text:deletion>
            <text:insertion>
              <office:change-info office:chg-author="Jim Ubersetzig" office:chg-date-time="2013-02-07T01:31:00"/>
            </text:insertion>
          </text:changed-region>
          <text:changed-region xml:id="ct287830912" text:id="ct287830912">
            <text:deletion>
              <office:change-info>
                <dc:creator>Autore sconosciuto</dc:creator>
                <dc:date>2015-06-18T23:00:00</dc:date>
              </office:change-info>
              <text:p text:style-name="MP1"><text:span text:style-name="Internet_20_link"><text:span text:style-name="MT1"/></text:span></text:p>
              <text:p text:style-name="MP1"><text:span text:style-name="Internet_20_link"><text:span text:style-name="MT1"/></text:span></text:p>
            </text:deletion>
            <text:insertion>
              <office:change-info office:chg-author="Jim Ubersetzig" office:chg-date-time="2013-02-21T14:07:00"/>
            </text:insertion>
          </text:changed-region>
          <text:changed-region xml:id="ct287829904" text:id="ct287829904">
            <text:deletion>
              <office:change-info>
                <dc:creator>Autore sconosciuto</dc:creator>
                <dc:date>2015-06-18T23:00:00</dc:date>
              </office:change-info>
              <text:p text:style-name="MP1"><text:span text:style-name="Internet_20_link"><text:span text:style-name="MT1"/></text:span></text:p>
              <text:p text:style-name="MP2">818-282-5723 <text:s text:c="104"/>Sun Valley, CA</text:p>
              <text:p text:style-name="MP3"><text:a xlink:type="simple" xlink:href="mailto:juberset@yahoo.com" text:style-name="Internet_20_link" text:visited-style-name="Visited_20_Internet_20_Link"><text:span text:style-name="Internet_20_link"><text:span text:style-name="MT1">juberset@yahoo.com</text:span></text:span></text:a></text:p>
            </text:deletion>
            <text:insertion>
              <office:change-info office:chg-author="Jim Ubersetzig" office:chg-date-time="2013-02-21T14:06:00"/>
            </text:insertion>
          </text:changed-region>
          <text:changed-region xml:id="ct287832032" text:id="ct287832032">
            <text:insertion>
              <office:change-info>
                <dc:creator>Jim Ubersetzig</dc:creator>
                <dc:date>2013-02-21T14:08:00</dc:date>
              </office:change-info>
            </text:insertion>
          </text:changed-region>
        </text:tracked-changes>
        <text:p text:style-name="MP1"><text:change text:change-id="ct287827888"/><text:change text:change-id="ct287830912"/><text:change text:change-id="ct287829904"/><text:change-start text:change-id="ct287832032"/><text:a xlink:type="simple" xlink:href="mailto:juberset@yahoo.com" text:style-name="Internet_20_link" text:visited-style-name="Visited_20_Internet_20_Link"><text:span text:style-name="Internet_20_link"><text:span text:style-name="MT1"/></text:span></text:a></text:p>
        <text:p text:style-name="MP4"><text:change-end text:change-id="ct287832032"/><text:span text:style-name="Internet_20_link"><text:span text:style-name="MT1"/></text:span></text:p>
      </style:header>
      <style:footer>
        <text:tracked-changes>
          <text:changed-region xml:id="ct287830240" text:id="ct287830240">
            <text:deletion>
              <office:change-info>
                <dc:creator>Jim Ubersetzig</dc:creator>
                <dc:date>2013-02-21T14:00:00</dc:date>
              </office:change-info>
              <text:p text:style-name="MP5"><text:span text:style-name="Page_20_Number"><text:page-number text:select-page="current">0</text:page-number></text:span><text:span text:style-name="Page_20_Number"><text:tab/><text:tab/></text:span></text:p>
            </text:deletion>
          </text:changed-region>
          <text:changed-region xml:id="ct287832368" text:id="ct287832368">
            <text:insertion>
              <office:change-info>
                <dc:creator>Jim Ubersetzig</dc:creator>
                <dc:date>2013-02-21T14:00:00</dc:date>
              </office:change-info>
            </text:insertion>
          </text:changed-region>
        </text:tracked-changes>
        <text:p text:style-name="MP5"><text:span text:style-name="Page_20_Number"><text:tab/><text:tab/></text:span><text:change text:change-id="ct287830240"/><text:change-start text:change-id="ct287832368"/><text:span text:style-name="Page_20_Number"><text:page-number text:select-page="current">2</text:page-number></text:span><text:change-end text:change-id="ct287832368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im Ubersetzig</dc:title>
    <meta:initial-creator>Michael Ubowski</meta:initial-creator>
    <meta:creation-date>2006-09-30T23:23:00</meta:creation-date>
    <dc:date>2015-06-18T23:00:53.704000000</dc:date>
    <meta:print-date>2013-02-19T01:00:17</meta:print-date>
    <meta:editing-cycles>29</meta:editing-cycles>
    <meta:editing-duration>PT12H37M7S</meta:editing-duration>
    <meta:generator>LibreOffice/4.4.3.2$Windows_x86 LibreOffice_project/88805f81e9fe61362df02b9941de8e38a9b5fd16</meta:generator>
    <meta:printed-by>Jim Ubersetzig</meta:printed-by>
    <meta:document-statistic meta:table-count="0" meta:image-count="0" meta:object-count="0" meta:page-count="2" meta:paragraph-count="2" meta:word-count="2" meta:character-count="4" meta:non-whitespace-character-count="2"/>
    <meta:user-defined meta:name="Info 1"/>
    <meta:user-defined meta:name="Info 2"/>
    <meta:user-defined meta:name="Info 3"/>
    <meta:user-defined meta:name="Info 4"/>
  </office:meta>
</office:document-meta>
</file>